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x_n_proc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8.0199999999999998E-4" table:style-name="ce1">
            <text:p>0.000802</text:p>
          </table:table-cell>
          <table:table-cell table:number-columns-repeated="16381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float" office:value="5.8E-5" table:style-name="ce1">
            <text:p>0.000058</text:p>
          </table:table-cell>
          <table:table-cell office:value-type="float" office:value="8.4000000000000003E-4" table:style-name="ce1">
            <text:p>0.00084</text:p>
          </table:table-cell>
          <table:table-cell table:number-columns-repeated="16381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float" office:value="1.1E-4" table:style-name="ce1">
            <text:p>0.00011</text:p>
          </table:table-cell>
          <table:table-cell office:value-type="float" office:value="7.0600000000000003E-4" table:style-name="ce1">
            <text:p>0.000706</text:p>
          </table:table-cell>
          <table:table-cell table:number-columns-repeated="16381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float" office:value="1.6200000000000001E-4" table:style-name="ce1">
            <text:p>0.000162</text:p>
          </table:table-cell>
          <table:table-cell office:value-type="float" office:value="6.8400000000000004E-4" table:style-name="ce1">
            <text:p>0.000684</text:p>
          </table:table-cell>
          <table:table-cell table:number-columns-repeated="16381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7.2099999999999996E-4" table:style-name="ce1">
            <text:p>0.000721</text:p>
          </table:table-cell>
          <table:table-cell table:number-columns-repeated="2"/>
          <table:table-cell table:style-name="ce1">
            <draw:frame draw:z-index="1" draw:id="id0" draw:style-name="a0" draw:name="Chart 2" svg:x="0in" svg:y="0in" svg:width="7.59722in" svg:height="4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float" office:value="2.7E-4" table:style-name="ce1">
            <text:p>0.00027</text:p>
          </table:table-cell>
          <table:table-cell office:value-type="float" office:value="7.4799999999999997E-4" table:style-name="ce1">
            <text:p>0.000748</text:p>
          </table:table-cell>
          <table:table-cell table:number-columns-repeated="16381"/>
        </table:table-row>
        <table:table-row table:style-name="ro1">
          <table:table-cell office:value-type="float" office:value="30001" table:style-name="ce1">
            <text:p>30001</text:p>
          </table:table-cell>
          <table:table-cell office:value-type="float" office:value="3.2400000000000001E-4" table:style-name="ce1">
            <text:p>0.000324</text:p>
          </table:table-cell>
          <table:table-cell office:value-type="float" office:value="7.54E-4" table:style-name="ce1">
            <text:p>0.000754</text:p>
          </table:table-cell>
          <table:table-cell table:number-columns-repeated="16381"/>
        </table:table-row>
        <table:table-row table:style-name="ro1">
          <table:table-cell office:value-type="float" office:value="35001" table:style-name="ce1">
            <text:p>35001</text:p>
          </table:table-cell>
          <table:table-cell office:value-type="float" office:value="3.7599999999999998E-4" table:style-name="ce1">
            <text:p>0.000376</text:p>
          </table:table-cell>
          <table:table-cell office:value-type="float" office:value="6.8499999999999995E-4" table:style-name="ce1">
            <text:p>0.000685</text:p>
          </table:table-cell>
          <table:table-cell table:number-columns-repeated="16381"/>
        </table:table-row>
        <table:table-row table:style-name="ro1">
          <table:table-cell office:value-type="float" office:value="40001" table:style-name="ce1">
            <text:p>40001</text:p>
          </table:table-cell>
          <table:table-cell office:value-type="float" office:value="4.3100000000000001E-4" table:style-name="ce1">
            <text:p>0.000431</text:p>
          </table:table-cell>
          <table:table-cell office:value-type="float" office:value="6.9499999999999998E-4" table:style-name="ce1">
            <text:p>0.000695</text:p>
          </table:table-cell>
          <table:table-cell table:number-columns-repeated="16381"/>
        </table:table-row>
        <table:table-row table:style-name="ro1">
          <table:table-cell office:value-type="float" office:value="45001" table:style-name="ce1">
            <text:p>45001</text:p>
          </table:table-cell>
          <table:table-cell office:value-type="float" office:value="1.5699999999999999E-4" table:style-name="ce1">
            <text:p>0.000157</text:p>
          </table:table-cell>
          <table:table-cell office:value-type="float" office:value="2.1699999999999999E-4" table:style-name="ce1">
            <text:p>0.000217</text:p>
          </table:table-cell>
          <table:table-cell table:number-columns-repeated="16381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float" office:value="1.64E-4" table:style-name="ce1">
            <text:p>0.000164</text:p>
          </table:table-cell>
          <table:table-cell office:value-type="float" office:value="2.14E-4" table:style-name="ce1">
            <text:p>0.000214</text:p>
          </table:table-cell>
          <table:table-cell table:number-columns-repeated="16381"/>
        </table:table-row>
        <table:table-row table:style-name="ro1">
          <table:table-cell office:value-type="float" office:value="55001" table:style-name="ce1">
            <text:p>55001</text:p>
          </table:table-cell>
          <table:table-cell office:value-type="float" office:value="1.74E-4" table:style-name="ce1">
            <text:p>0.000174</text:p>
          </table:table-cell>
          <table:table-cell office:value-type="float" office:value="2.2499999999999999E-4" table:style-name="ce1">
            <text:p>0.000225</text:p>
          </table:table-cell>
          <table:table-cell table:number-columns-repeated="16381"/>
        </table:table-row>
        <table:table-row table:style-name="ro1">
          <table:table-cell office:value-type="float" office:value="60001" table:style-name="ce1">
            <text:p>60001</text:p>
          </table:table-cell>
          <table:table-cell office:value-type="float" office:value="1.8900000000000001E-4" table:style-name="ce1">
            <text:p>0.000189</text:p>
          </table:table-cell>
          <table:table-cell office:value-type="float" office:value="2.1599999999999999E-4" table:style-name="ce1">
            <text:p>0.000216</text:p>
          </table:table-cell>
          <table:table-cell table:number-columns-repeated="16381"/>
        </table:table-row>
        <table:table-row table:style-name="ro1">
          <table:table-cell office:value-type="float" office:value="65001" table:style-name="ce1">
            <text:p>65001</text:p>
          </table:table-cell>
          <table:table-cell office:value-type="float" office:value="2.05E-4" table:style-name="ce1">
            <text:p>0.000205</text:p>
          </table:table-cell>
          <table:table-cell office:value-type="float" office:value="1.84E-4" table:style-name="ce1">
            <text:p>0.000184</text:p>
          </table:table-cell>
          <table:table-cell table:number-columns-repeated="16381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float" office:value="2.2100000000000001E-4" table:style-name="ce1">
            <text:p>0.000221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81"/>
        </table:table-row>
        <table:table-row table:style-name="ro1">
          <table:table-cell office:value-type="float" office:value="75001" table:style-name="ce1">
            <text:p>75001</text:p>
          </table:table-cell>
          <table:table-cell office:value-type="float" office:value="2.3699999999999999E-4" table:style-name="ce1">
            <text:p>0.000237</text:p>
          </table:table-cell>
          <table:table-cell office:value-type="float" office:value="2.1000000000000001E-4" table:style-name="ce1">
            <text:p>0.00021</text:p>
          </table:table-cell>
          <table:table-cell table:number-columns-repeated="16381"/>
        </table:table-row>
        <table:table-row table:style-name="ro1">
          <table:table-cell office:value-type="float" office:value="80001" table:style-name="ce1">
            <text:p>80001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2.7700000000000001E-4" table:style-name="ce1">
            <text:p>0.000277</text:p>
          </table:table-cell>
          <table:table-cell table:number-columns-repeated="16381"/>
        </table:table-row>
        <table:table-row table:style-name="ro1">
          <table:table-cell office:value-type="float" office:value="85001" table:style-name="ce1">
            <text:p>85001</text:p>
          </table:table-cell>
          <table:table-cell office:value-type="float" office:value="2.6699999999999998E-4" table:style-name="ce1">
            <text:p>0.000267</text:p>
          </table:table-cell>
          <table:table-cell office:value-type="float" office:value="1.9100000000000001E-4" table:style-name="ce1">
            <text:p>0.000191</text:p>
          </table:table-cell>
          <table:table-cell table:number-columns-repeated="16381"/>
        </table:table-row>
        <table:table-row table:style-name="ro1">
          <table:table-cell office:value-type="float" office:value="90001" table:style-name="ce1">
            <text:p>90001</text:p>
          </table:table-cell>
          <table:table-cell office:value-type="float" office:value="2.8400000000000002E-4" table:style-name="ce1">
            <text:p>0.000284</text:p>
          </table:table-cell>
          <table:table-cell office:value-type="float" office:value="1.83E-4" table:style-name="ce1">
            <text:p>0.000183</text:p>
          </table:table-cell>
          <table:table-cell table:number-columns-repeated="16381"/>
        </table:table-row>
        <table:table-row table:style-name="ro1">
          <table:table-cell office:value-type="float" office:value="95001" table:style-name="ce1">
            <text:p>95001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1.8699999999999999E-4" table:style-name="ce1">
            <text:p>0.000187</text:p>
          </table:table-cell>
          <table:table-cell table:number-columns-repeated="16381"/>
        </table:table-row>
        <table:table-row table:style-name="ro1">
          <table:table-cell office:value-type="float" office:value="100001" table:style-name="ce1">
            <text:p>100001</text:p>
          </table:table-cell>
          <table:table-cell office:value-type="float" office:value="3.1500000000000001E-4" table:style-name="ce1">
            <text:p>0.000315</text:p>
          </table:table-cell>
          <table:table-cell office:value-type="float" office:value="2.1100000000000001E-4" table:style-name="ce1">
            <text:p>0.000211</text:p>
          </table:table-cell>
          <table:table-cell table:number-columns-repeated="16381"/>
        </table:table-row>
        <table:table-row table:style-name="ro1">
          <table:table-cell office:value-type="float" office:value="105001" table:style-name="ce1">
            <text:p>105001</text:p>
          </table:table-cell>
          <table:table-cell office:value-type="float" office:value="3.5E-4" table:style-name="ce1">
            <text:p>0.00035</text:p>
          </table:table-cell>
          <table:table-cell office:value-type="float" office:value="2.8200000000000002E-4" table:style-name="ce1">
            <text:p>0.000282</text:p>
          </table:table-cell>
          <table:table-cell table:number-columns-repeated="16381"/>
        </table:table-row>
        <table:table-row table:style-name="ro1">
          <table:table-cell office:value-type="float" office:value="110001" table:style-name="ce1">
            <text:p>110001</text:p>
          </table:table-cell>
          <table:table-cell office:value-type="float" office:value="3.4400000000000001E-4" table:style-name="ce1">
            <text:p>0.000344</text:p>
          </table:table-cell>
          <table:table-cell office:value-type="float" office:value="2.03E-4" table:style-name="ce1">
            <text:p>0.000203</text:p>
          </table:table-cell>
          <table:table-cell table:number-columns-repeated="16381"/>
        </table:table-row>
        <table:table-row table:style-name="ro1">
          <table:table-cell office:value-type="float" office:value="115001" table:style-name="ce1">
            <text:p>115001</text:p>
          </table:table-cell>
          <table:table-cell office:value-type="float" office:value="3.6200000000000002E-4" table:style-name="ce1">
            <text:p>0.000362</text:p>
          </table:table-cell>
          <table:table-cell office:value-type="float" office:value="1.93E-4" table:style-name="ce1">
            <text:p>0.000193</text:p>
          </table:table-cell>
          <table:table-cell table:number-columns-repeated="16381"/>
        </table:table-row>
        <table:table-row table:style-name="ro1">
          <table:table-cell office:value-type="float" office:value="120001" table:style-name="ce1">
            <text:p>120001</text:p>
          </table:table-cell>
          <table:table-cell office:value-type="float" office:value="3.7599999999999998E-4" table:style-name="ce1">
            <text:p>0.000376</text:p>
          </table:table-cell>
          <table:table-cell office:value-type="float" office:value="1.9699999999999999E-4" table:style-name="ce1">
            <text:p>0.000197</text:p>
          </table:table-cell>
          <table:table-cell table:number-columns-repeated="16381"/>
        </table:table-row>
        <table:table-row table:style-name="ro1">
          <table:table-cell office:value-type="float" office:value="125001" table:style-name="ce1">
            <text:p>125001</text:p>
          </table:table-cell>
          <table:table-cell office:value-type="float" office:value="3.9100000000000002E-4" table:style-name="ce1">
            <text:p>0.000391</text:p>
          </table:table-cell>
          <table:table-cell office:value-type="float" office:value="1.9799999999999999E-4" table:style-name="ce1">
            <text:p>0.000198</text:p>
          </table:table-cell>
          <table:table-cell table:number-columns-repeated="16381"/>
        </table:table-row>
        <table:table-row table:style-name="ro1">
          <table:table-cell office:value-type="float" office:value="130001" table:style-name="ce1">
            <text:p>130001</text:p>
          </table:table-cell>
          <table:table-cell office:value-type="float" office:value="4.1599999999999997E-4" table:style-name="ce1">
            <text:p>0.000416</text:p>
          </table:table-cell>
          <table:table-cell office:value-type="float" office:value="2.1000000000000001E-4" table:style-name="ce1">
            <text:p>0.00021</text:p>
          </table:table-cell>
          <table:table-cell table:number-columns-repeated="16381"/>
        </table:table-row>
        <table:table-row table:style-name="ro1">
          <table:table-cell office:value-type="float" office:value="135001" table:style-name="ce1">
            <text:p>135001</text:p>
          </table:table-cell>
          <table:table-cell office:value-type="float" office:value="4.2200000000000001E-4" table:style-name="ce1">
            <text:p>0.000422</text:p>
          </table:table-cell>
          <table:table-cell office:value-type="float" office:value="2.1599999999999999E-4" table:style-name="ce1">
            <text:p>0.000216</text:p>
          </table:table-cell>
          <table:table-cell table:number-columns-repeated="16381"/>
        </table:table-row>
        <table:table-row table:style-name="ro1">
          <table:table-cell office:value-type="float" office:value="140001" table:style-name="ce1">
            <text:p>140001</text:p>
          </table:table-cell>
          <table:table-cell office:value-type="float" office:value="4.4099999999999999E-4" table:style-name="ce1">
            <text:p>0.000441</text:p>
          </table:table-cell>
          <table:table-cell office:value-type="float" office:value="1.8900000000000001E-4" table:style-name="ce1">
            <text:p>0.000189</text:p>
          </table:table-cell>
          <table:table-cell table:number-columns-repeated="16381"/>
        </table:table-row>
        <table:table-row table:style-name="ro1">
          <table:table-cell office:value-type="float" office:value="145001" table:style-name="ce1">
            <text:p>145001</text:p>
          </table:table-cell>
          <table:table-cell office:value-type="float" office:value="4.57E-4" table:style-name="ce1">
            <text:p>0.000457</text:p>
          </table:table-cell>
          <table:table-cell office:value-type="float" office:value="2.05E-4" table:style-name="ce1">
            <text:p>0.000205</text:p>
          </table:table-cell>
          <table:table-cell table:number-columns-repeated="16381"/>
        </table:table-row>
        <table:table-row table:style-name="ro1">
          <table:table-cell office:value-type="float" office:value="150001" table:style-name="ce1">
            <text:p>150001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2.9799999999999998E-4" table:style-name="ce1">
            <text:p>0.000298</text:p>
          </table:table-cell>
          <table:table-cell table:number-columns-repeated="16381"/>
        </table:table-row>
        <table:table-row table:style-name="ro1">
          <table:table-cell office:value-type="float" office:value="155001" table:style-name="ce1">
            <text:p>155001</text:p>
          </table:table-cell>
          <table:table-cell office:value-type="float" office:value="4.86E-4" table:style-name="ce1">
            <text:p>0.000486</text:p>
          </table:table-cell>
          <table:table-cell office:value-type="float" office:value="2.1900000000000001E-4" table:style-name="ce1">
            <text:p>0.000219</text:p>
          </table:table-cell>
          <table:table-cell table:number-columns-repeated="16381"/>
        </table:table-row>
        <table:table-row table:style-name="ro1">
          <table:table-cell office:value-type="float" office:value="160001" table:style-name="ce1">
            <text:p>160001</text:p>
          </table:table-cell>
          <table:table-cell office:value-type="float" office:value="5.04E-4" table:style-name="ce1">
            <text:p>0.000504</text:p>
          </table:table-cell>
          <table:table-cell office:value-type="float" office:value="1.9100000000000001E-4" table:style-name="ce1">
            <text:p>0.000191</text:p>
          </table:table-cell>
          <table:table-cell table:number-columns-repeated="16381"/>
        </table:table-row>
        <table:table-row table:style-name="ro1">
          <table:table-cell office:value-type="float" office:value="165001" table:style-name="ce1">
            <text:p>165001</text:p>
          </table:table-cell>
          <table:table-cell office:value-type="float" office:value="5.1599999999999997E-4" table:style-name="ce1">
            <text:p>0.000516</text:p>
          </table:table-cell>
          <table:table-cell office:value-type="float" office:value="1.93E-4" table:style-name="ce1">
            <text:p>0.000193</text:p>
          </table:table-cell>
          <table:table-cell table:number-columns-repeated="16381"/>
        </table:table-row>
        <table:table-row table:style-name="ro1">
          <table:table-cell office:value-type="float" office:value="170001" table:style-name="ce1">
            <text:p>170001</text:p>
          </table:table-cell>
          <table:table-cell office:value-type="float" office:value="5.6999999999999998E-4" table:style-name="ce1">
            <text:p>0.00057</text:p>
          </table:table-cell>
          <table:table-cell office:value-type="float" office:value="2.6400000000000002E-4" table:style-name="ce1">
            <text:p>0.000264</text:p>
          </table:table-cell>
          <table:table-cell table:number-columns-repeated="16381"/>
        </table:table-row>
        <table:table-row table:style-name="ro1">
          <table:table-cell office:value-type="float" office:value="175001" table:style-name="ce1">
            <text:p>175001</text:p>
          </table:table-cell>
          <table:table-cell office:value-type="float" office:value="5.5199999999999997E-4" table:style-name="ce1">
            <text:p>0.000552</text:p>
          </table:table-cell>
          <table:table-cell office:value-type="float" office:value="1.8599999999999999E-4" table:style-name="ce1">
            <text:p>0.000186</text:p>
          </table:table-cell>
          <table:table-cell table:number-columns-repeated="16381"/>
        </table:table-row>
        <table:table-row table:style-name="ro1">
          <table:table-cell office:value-type="float" office:value="180001" table:style-name="ce1">
            <text:p>180001</text:p>
          </table:table-cell>
          <table:table-cell office:value-type="float" office:value="5.6999999999999998E-4" table:style-name="ce1">
            <text:p>0.00057</text:p>
          </table:table-cell>
          <table:table-cell office:value-type="float" office:value="1.8900000000000001E-4" table:style-name="ce1">
            <text:p>0.000189</text:p>
          </table:table-cell>
          <table:table-cell table:number-columns-repeated="16381"/>
        </table:table-row>
        <table:table-row table:style-name="ro1">
          <table:table-cell office:value-type="float" office:value="185001" table:style-name="ce1">
            <text:p>185001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2.42E-4" table:style-name="ce1">
            <text:p>0.000242</text:p>
          </table:table-cell>
          <table:table-cell table:number-columns-repeated="16381"/>
        </table:table-row>
        <table:table-row table:style-name="ro1">
          <table:table-cell office:value-type="float" office:value="190001" table:style-name="ce1">
            <text:p>190001</text:p>
          </table:table-cell>
          <table:table-cell office:value-type="float" office:value="5.9500000000000004E-4" table:style-name="ce1">
            <text:p>0.000595</text:p>
          </table:table-cell>
          <table:table-cell office:value-type="float" office:value="2.1800000000000001E-4" table:style-name="ce1">
            <text:p>0.000218</text:p>
          </table:table-cell>
          <table:table-cell table:number-columns-repeated="16381"/>
        </table:table-row>
        <table:table-row table:style-name="ro1">
          <table:table-cell office:value-type="float" office:value="195001" table:style-name="ce1">
            <text:p>195001</text:p>
          </table:table-cell>
          <table:table-cell office:value-type="float" office:value="6.11E-4" table:style-name="ce1">
            <text:p>0.000611</text:p>
          </table:table-cell>
          <table:table-cell office:value-type="float" office:value="1.8599999999999999E-4" table:style-name="ce1">
            <text:p>0.000186</text:p>
          </table:table-cell>
          <table:table-cell table:number-columns-repeated="16381"/>
        </table:table-row>
        <table:table-row table:style-name="ro1">
          <table:table-cell office:value-type="float" office:value="200001" table:style-name="ce1">
            <text:p>200001</text:p>
          </table:table-cell>
          <table:table-cell office:value-type="float" office:value="6.2799999999999998E-4" table:style-name="ce1">
            <text:p>0.000628</text:p>
          </table:table-cell>
          <table:table-cell office:value-type="float" office:value="2.1699999999999999E-4" table:style-name="ce1">
            <text:p>0.000217</text:p>
          </table:table-cell>
          <table:table-cell table:number-columns-repeated="16381"/>
        </table:table-row>
        <table:table-row table:style-name="ro1">
          <table:table-cell office:value-type="float" office:value="205001" table:style-name="ce1">
            <text:p>205001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1.94E-4" table:style-name="ce1">
            <text:p>0.000194</text:p>
          </table:table-cell>
          <table:table-cell table:number-columns-repeated="16381"/>
        </table:table-row>
        <table:table-row table:style-name="ro1">
          <table:table-cell office:value-type="float" office:value="210001" table:style-name="ce1">
            <text:p>210001</text:p>
          </table:table-cell>
          <table:table-cell office:value-type="float" office:value="6.6E-4" table:style-name="ce1">
            <text:p>0.00066</text:p>
          </table:table-cell>
          <table:table-cell office:value-type="float" office:value="1.8799999999999999E-4" table:style-name="ce1">
            <text:p>0.000188</text:p>
          </table:table-cell>
          <table:table-cell table:number-columns-repeated="16381"/>
        </table:table-row>
        <table:table-row table:style-name="ro1">
          <table:table-cell office:value-type="float" office:value="215001" table:style-name="ce1">
            <text:p>215001</text:p>
          </table:table-cell>
          <table:table-cell office:value-type="float" office:value="6.7500000000000004E-4" table:style-name="ce1">
            <text:p>0.000675</text:p>
          </table:table-cell>
          <table:table-cell office:value-type="float" office:value="2.6899999999999998E-4" table:style-name="ce1">
            <text:p>0.000269</text:p>
          </table:table-cell>
          <table:table-cell table:number-columns-repeated="16381"/>
        </table:table-row>
        <table:table-row table:style-name="ro1">
          <table:table-cell office:value-type="float" office:value="220001" table:style-name="ce1">
            <text:p>220001</text:p>
          </table:table-cell>
          <table:table-cell office:value-type="float" office:value="6.9800000000000005E-4" table:style-name="ce1">
            <text:p>0.000698</text:p>
          </table:table-cell>
          <table:table-cell office:value-type="float" office:value="2.2900000000000001E-4" table:style-name="ce1">
            <text:p>0.000229</text:p>
          </table:table-cell>
          <table:table-cell table:number-columns-repeated="16381"/>
        </table:table-row>
        <table:table-row table:style-name="ro1">
          <table:table-cell office:value-type="float" office:value="225001" table:style-name="ce1">
            <text:p>225001</text:p>
          </table:table-cell>
          <table:table-cell office:value-type="float" office:value="7.0600000000000003E-4" table:style-name="ce1">
            <text:p>0.000706</text:p>
          </table:table-cell>
          <table:table-cell office:value-type="float" office:value="2.9E-4" table:style-name="ce1">
            <text:p>0.00029</text:p>
          </table:table-cell>
          <table:table-cell table:number-columns-repeated="16381"/>
        </table:table-row>
        <table:table-row table:style-name="ro1">
          <table:table-cell office:value-type="float" office:value="230001" table:style-name="ce1">
            <text:p>230001</text:p>
          </table:table-cell>
          <table:table-cell office:value-type="float" office:value="7.2199999999999999E-4" table:style-name="ce1">
            <text:p>0.000722</text:p>
          </table:table-cell>
          <table:table-cell office:value-type="float" office:value="2.7900000000000001E-4" table:style-name="ce1">
            <text:p>0.000279</text:p>
          </table:table-cell>
          <table:table-cell table:number-columns-repeated="16381"/>
        </table:table-row>
        <table:table-row table:style-name="ro1">
          <table:table-cell office:value-type="float" office:value="235001" table:style-name="ce1">
            <text:p>235001</text:p>
          </table:table-cell>
          <table:table-cell office:value-type="float" office:value="8.03E-4" table:style-name="ce1">
            <text:p>0.000803</text:p>
          </table:table-cell>
          <table:table-cell office:value-type="float" office:value="2.7700000000000001E-4" table:style-name="ce1">
            <text:p>0.000277</text:p>
          </table:table-cell>
          <table:table-cell table:number-columns-repeated="16381"/>
        </table:table-row>
        <table:table-row table:style-name="ro1">
          <table:table-cell office:value-type="float" office:value="240001" table:style-name="ce1">
            <text:p>240001</text:p>
          </table:table-cell>
          <table:table-cell office:value-type="float" office:value="7.5299999999999998E-4" table:style-name="ce1">
            <text:p>0.000753</text:p>
          </table:table-cell>
          <table:table-cell office:value-type="float" office:value="2.12E-4" table:style-name="ce1">
            <text:p>0.000212</text:p>
          </table:table-cell>
          <table:table-cell table:number-columns-repeated="16381"/>
        </table:table-row>
        <table:table-row table:style-name="ro1">
          <table:table-cell office:value-type="float" office:value="245001" table:style-name="ce1">
            <text:p>245001</text:p>
          </table:table-cell>
          <table:table-cell office:value-type="float" office:value="7.7300000000000003E-4" table:style-name="ce1">
            <text:p>0.000773</text:p>
          </table:table-cell>
          <table:table-cell office:value-type="float" office:value="1.92E-4" table:style-name="ce1">
            <text:p>0.000192</text:p>
          </table:table-cell>
          <table:table-cell table:number-columns-repeated="16381"/>
        </table:table-row>
        <table:table-row table:style-name="ro1">
          <table:table-cell office:value-type="float" office:value="250001" table:style-name="ce1">
            <text:p>250001</text:p>
          </table:table-cell>
          <table:table-cell office:value-type="float" office:value="7.9299999999999998E-4" table:style-name="ce1">
            <text:p>0.000793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81"/>
        </table:table-row>
        <table:table-row table:style-name="ro1">
          <table:table-cell office:value-type="float" office:value="255001" table:style-name="ce1">
            <text:p>255001</text:p>
          </table:table-cell>
          <table:table-cell office:value-type="float" office:value="8.0199999999999998E-4" table:style-name="ce1">
            <text:p>0.000802</text:p>
          </table:table-cell>
          <table:table-cell office:value-type="float" office:value="2.03E-4" table:style-name="ce1">
            <text:p>0.000203</text:p>
          </table:table-cell>
          <table:table-cell table:number-columns-repeated="16381"/>
        </table:table-row>
        <table:table-row table:style-name="ro1">
          <table:table-cell office:value-type="float" office:value="260001" table:style-name="ce1">
            <text:p>260001</text:p>
          </table:table-cell>
          <table:table-cell office:value-type="float" office:value="8.1700000000000002E-4" table:style-name="ce1">
            <text:p>0.000817</text:p>
          </table:table-cell>
          <table:table-cell office:value-type="float" office:value="2.6200000000000003E-4" table:style-name="ce1">
            <text:p>0.000262</text:p>
          </table:table-cell>
          <table:table-cell table:number-columns-repeated="16381"/>
        </table:table-row>
        <table:table-row table:style-name="ro1">
          <table:table-cell office:value-type="float" office:value="265001" table:style-name="ce1">
            <text:p>265001</text:p>
          </table:table-cell>
          <table:table-cell office:value-type="float" office:value="8.3299999999999997E-4" table:style-name="ce1">
            <text:p>0.000833</text:p>
          </table:table-cell>
          <table:table-cell office:value-type="float" office:value="2.2499999999999999E-4" table:style-name="ce1">
            <text:p>0.000225</text:p>
          </table:table-cell>
          <table:table-cell table:number-columns-repeated="16381"/>
        </table:table-row>
        <table:table-row table:style-name="ro1">
          <table:table-cell office:value-type="float" office:value="270001" table:style-name="ce1">
            <text:p>270001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1.9599999999999999E-4" table:style-name="ce1">
            <text:p>0.000196</text:p>
          </table:table-cell>
          <table:table-cell table:number-columns-repeated="16381"/>
        </table:table-row>
        <table:table-row table:style-name="ro1">
          <table:table-cell office:value-type="float" office:value="275001" table:style-name="ce1">
            <text:p>275001</text:p>
          </table:table-cell>
          <table:table-cell office:value-type="float" office:value="7.5199999999999996E-4" table:style-name="ce1">
            <text:p>0.000752</text:p>
          </table:table-cell>
          <table:table-cell office:value-type="float" office:value="1.95E-4" table:style-name="ce1">
            <text:p>0.000195</text:p>
          </table:table-cell>
          <table:table-cell table:number-columns-repeated="16381"/>
        </table:table-row>
        <table:table-row table:style-name="ro1">
          <table:table-cell office:value-type="float" office:value="280001" table:style-name="ce1">
            <text:p>280001</text:p>
          </table:table-cell>
          <table:table-cell office:value-type="float" office:value="7.6999999999999996E-4" table:style-name="ce1">
            <text:p>0.00077</text:p>
          </table:table-cell>
          <table:table-cell office:value-type="float" office:value="2.7599999999999999E-4" table:style-name="ce1">
            <text:p>0.000276</text:p>
          </table:table-cell>
          <table:table-cell table:number-columns-repeated="16381"/>
        </table:table-row>
        <table:table-row table:style-name="ro1">
          <table:table-cell office:value-type="float" office:value="285001" table:style-name="ce1">
            <text:p>285001</text:p>
          </table:table-cell>
          <table:table-cell office:value-type="float" office:value="7.7800000000000005E-4" table:style-name="ce1">
            <text:p>0.000778</text:p>
          </table:table-cell>
          <table:table-cell office:value-type="float" office:value="2.0100000000000001E-4" table:style-name="ce1">
            <text:p>0.000201</text:p>
          </table:table-cell>
          <table:table-cell table:number-columns-repeated="16381"/>
        </table:table-row>
        <table:table-row table:style-name="ro1">
          <table:table-cell office:value-type="float" office:value="290001" table:style-name="ce1">
            <text:p>290001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2.9300000000000002E-4" table:style-name="ce1">
            <text:p>0.000293</text:p>
          </table:table-cell>
          <table:table-cell table:number-columns-repeated="16381"/>
        </table:table-row>
        <table:table-row table:style-name="ro1">
          <table:table-cell office:value-type="float" office:value="295001" table:style-name="ce1">
            <text:p>295001</text:p>
          </table:table-cell>
          <table:table-cell office:value-type="float" office:value="7.1299999999999998E-4" table:style-name="ce1">
            <text:p>0.000713</text:p>
          </table:table-cell>
          <table:table-cell office:value-type="float" office:value="2.14E-4" table:style-name="ce1">
            <text:p>0.000214</text:p>
          </table:table-cell>
          <table:table-cell table:number-columns-repeated="16381"/>
        </table:table-row>
        <table:table-row table:style-name="ro1">
          <table:table-cell office:value-type="float" office:value="300001" table:style-name="ce1">
            <text:p>300001</text:p>
          </table:table-cell>
          <table:table-cell office:value-type="float" office:value="7.2599999999999997E-4" table:style-name="ce1">
            <text:p>0.000726</text:p>
          </table:table-cell>
          <table:table-cell office:value-type="float" office:value="1.74E-4" table:style-name="ce1">
            <text:p>0.000174</text:p>
          </table:table-cell>
          <table:table-cell table:number-columns-repeated="16381"/>
        </table:table-row>
        <table:table-row table:style-name="ro1">
          <table:table-cell office:value-type="float" office:value="305001" table:style-name="ce1">
            <text:p>305001</text:p>
          </table:table-cell>
          <table:table-cell office:value-type="float" office:value="7.36E-4" table:style-name="ce1">
            <text:p>0.000736</text:p>
          </table:table-cell>
          <table:table-cell office:value-type="float" office:value="1.85E-4" table:style-name="ce1">
            <text:p>0.000185</text:p>
          </table:table-cell>
          <table:table-cell table:number-columns-repeated="16381"/>
        </table:table-row>
        <table:table-row table:style-name="ro1">
          <table:table-cell office:value-type="float" office:value="310001" table:style-name="ce1">
            <text:p>310001</text:p>
          </table:table-cell>
          <table:table-cell office:value-type="float" office:value="7.4299999999999995E-4" table:style-name="ce1">
            <text:p>0.000743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315001" table:style-name="ce1">
            <text:p>315001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1.8200000000000001E-4" table:style-name="ce1">
            <text:p>0.000182</text:p>
          </table:table-cell>
          <table:table-cell table:number-columns-repeated="16381"/>
        </table:table-row>
        <table:table-row table:style-name="ro1">
          <table:table-cell office:value-type="float" office:value="320001" table:style-name="ce1">
            <text:p>320001</text:p>
          </table:table-cell>
          <table:table-cell office:value-type="float" office:value="7.3200000000000001E-4" table:style-name="ce1">
            <text:p>0.000732</text:p>
          </table:table-cell>
          <table:table-cell office:value-type="float" office:value="2.42E-4" table:style-name="ce1">
            <text:p>0.000242</text:p>
          </table:table-cell>
          <table:table-cell table:number-columns-repeated="16381"/>
        </table:table-row>
        <table:table-row table:style-name="ro1">
          <table:table-cell office:value-type="float" office:value="325001" table:style-name="ce1">
            <text:p>325001</text:p>
          </table:table-cell>
          <table:table-cell office:value-type="float" office:value="7.4600000000000003E-4" table:style-name="ce1">
            <text:p>0.000746</text:p>
          </table:table-cell>
          <table:table-cell office:value-type="float" office:value="1.7699999999999999E-4" table:style-name="ce1">
            <text:p>0.000177</text:p>
          </table:table-cell>
          <table:table-cell table:number-columns-repeated="16381"/>
        </table:table-row>
        <table:table-row table:style-name="ro1">
          <table:table-cell office:value-type="float" office:value="330001" table:style-name="ce1">
            <text:p>330001</text:p>
          </table:table-cell>
          <table:table-cell office:value-type="float" office:value="7.5299999999999998E-4" table:style-name="ce1">
            <text:p>0.000753</text:p>
          </table:table-cell>
          <table:table-cell office:value-type="float" office:value="1.5200000000000001E-4" table:style-name="ce1">
            <text:p>0.000152</text:p>
          </table:table-cell>
          <table:table-cell table:number-columns-repeated="16381"/>
        </table:table-row>
        <table:table-row table:style-name="ro1">
          <table:table-cell office:value-type="float" office:value="335001" table:style-name="ce1">
            <text:p>335001</text:p>
          </table:table-cell>
          <table:table-cell office:value-type="float" office:value="7.6800000000000002E-4" table:style-name="ce1">
            <text:p>0.000768</text:p>
          </table:table-cell>
          <table:table-cell office:value-type="float" office:value="2.4000000000000001E-4" table:style-name="ce1">
            <text:p>0.00024</text:p>
          </table:table-cell>
          <table:table-cell table:number-columns-repeated="16381"/>
        </table:table-row>
        <table:table-row table:style-name="ro1">
          <table:table-cell office:value-type="float" office:value="340001" table:style-name="ce1">
            <text:p>340001</text:p>
          </table:table-cell>
          <table:table-cell office:value-type="float" office:value="7.8200000000000003E-4" table:style-name="ce1">
            <text:p>0.000782</text:p>
          </table:table-cell>
          <table:table-cell office:value-type="float" office:value="2.05E-4" table:style-name="ce1">
            <text:p>0.000205</text:p>
          </table:table-cell>
          <table:table-cell table:number-columns-repeated="16381"/>
        </table:table-row>
        <table:table-row table:style-name="ro1">
          <table:table-cell office:value-type="float" office:value="345001" table:style-name="ce1">
            <text:p>345001</text:p>
          </table:table-cell>
          <table:table-cell office:value-type="float" office:value="7.9299999999999998E-4" table:style-name="ce1">
            <text:p>0.000793</text:p>
          </table:table-cell>
          <table:table-cell office:value-type="float" office:value="1.4300000000000001E-4" table:style-name="ce1">
            <text:p>0.000143</text:p>
          </table:table-cell>
          <table:table-cell table:number-columns-repeated="16381"/>
        </table:table-row>
        <table:table-row table:style-name="ro1">
          <table:table-cell office:value-type="float" office:value="350001" table:style-name="ce1">
            <text:p>350001</text:p>
          </table:table-cell>
          <table:table-cell office:value-type="float" office:value="8.0500000000000005E-4" table:style-name="ce1">
            <text:p>0.000805</text:p>
          </table:table-cell>
          <table:table-cell office:value-type="float" office:value="1.6799999999999999E-4" table:style-name="ce1">
            <text:p>0.000168</text:p>
          </table:table-cell>
          <table:table-cell table:number-columns-repeated="16381"/>
        </table:table-row>
        <table:table-row table:style-name="ro1">
          <table:table-cell office:value-type="float" office:value="355001" table:style-name="ce1">
            <text:p>355001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2.12E-4" table:style-name="ce1">
            <text:p>0.000212</text:p>
          </table:table-cell>
          <table:table-cell table:number-columns-repeated="16381"/>
        </table:table-row>
        <table:table-row table:style-name="ro1">
          <table:table-cell office:value-type="float" office:value="360001" table:style-name="ce1">
            <text:p>360001</text:p>
          </table:table-cell>
          <table:table-cell office:value-type="float" office:value="8.2700000000000004E-4" table:style-name="ce1">
            <text:p>0.000827</text:p>
          </table:table-cell>
          <table:table-cell office:value-type="float" office:value="1.47E-4" table:style-name="ce1">
            <text:p>0.000147</text:p>
          </table:table-cell>
          <table:table-cell table:number-columns-repeated="16381"/>
        </table:table-row>
        <table:table-row table:style-name="ro1">
          <table:table-cell office:value-type="float" office:value="365001" table:style-name="ce1">
            <text:p>365001</text:p>
          </table:table-cell>
          <table:table-cell office:value-type="float" office:value="8.3900000000000001E-4" table:style-name="ce1">
            <text:p>0.000839</text:p>
          </table:table-cell>
          <table:table-cell office:value-type="float" office:value="2.03E-4" table:style-name="ce1">
            <text:p>0.000203</text:p>
          </table:table-cell>
          <table:table-cell table:number-columns-repeated="16381"/>
        </table:table-row>
        <table:table-row table:style-name="ro1">
          <table:table-cell office:value-type="float" office:value="370001" table:style-name="ce1">
            <text:p>370001</text:p>
          </table:table-cell>
          <table:table-cell office:value-type="float" office:value="8.4800000000000001E-4" table:style-name="ce1">
            <text:p>0.000848</text:p>
          </table:table-cell>
          <table:table-cell office:value-type="float" office:value="2.3499999999999999E-4" table:style-name="ce1">
            <text:p>0.000235</text:p>
          </table:table-cell>
          <table:table-cell table:number-columns-repeated="16381"/>
        </table:table-row>
        <table:table-row table:style-name="ro1">
          <table:table-cell office:value-type="float" office:value="375001" table:style-name="ce1">
            <text:p>375001</text:p>
          </table:table-cell>
          <table:table-cell office:value-type="float" office:value="8.5599999999999999E-4" table:style-name="ce1">
            <text:p>0.000856</text:p>
          </table:table-cell>
          <table:table-cell office:value-type="float" office:value="1.85E-4" table:style-name="ce1">
            <text:p>0.000185</text:p>
          </table:table-cell>
          <table:table-cell table:number-columns-repeated="16381"/>
        </table:table-row>
        <table:table-row table:style-name="ro1">
          <table:table-cell office:value-type="float" office:value="380001" table:style-name="ce1">
            <text:p>380001</text:p>
          </table:table-cell>
          <table:table-cell office:value-type="float" office:value="8.7600000000000004E-4" table:style-name="ce1">
            <text:p>0.000876</text:p>
          </table:table-cell>
          <table:table-cell office:value-type="float" office:value="2.2900000000000001E-4" table:style-name="ce1">
            <text:p>0.000229</text:p>
          </table:table-cell>
          <table:table-cell table:number-columns-repeated="16381"/>
        </table:table-row>
        <table:table-row table:style-name="ro1">
          <table:table-cell office:value-type="float" office:value="385001" table:style-name="ce1">
            <text:p>385001</text:p>
          </table:table-cell>
          <table:table-cell office:value-type="float" office:value="8.8400000000000002E-4" table:style-name="ce1">
            <text:p>0.000884</text:p>
          </table:table-cell>
          <table:table-cell office:value-type="float" office:value="1.7100000000000001E-4" table:style-name="ce1">
            <text:p>0.000171</text:p>
          </table:table-cell>
          <table:table-cell table:number-columns-repeated="16381"/>
        </table:table-row>
        <table:table-row table:style-name="ro1">
          <table:table-cell office:value-type="float" office:value="390001" table:style-name="ce1">
            <text:p>390001</text:p>
          </table:table-cell>
          <table:table-cell office:value-type="float" office:value="8.9300000000000002E-4" table:style-name="ce1">
            <text:p>0.000893</text:p>
          </table:table-cell>
          <table:table-cell office:value-type="float" office:value="2.1599999999999999E-4" table:style-name="ce1">
            <text:p>0.000216</text:p>
          </table:table-cell>
          <table:table-cell table:number-columns-repeated="16381"/>
        </table:table-row>
        <table:table-row table:style-name="ro1">
          <table:table-cell office:value-type="float" office:value="395001" table:style-name="ce1">
            <text:p>395001</text:p>
          </table:table-cell>
          <table:table-cell office:value-type="float" office:value="9.5699999999999995E-4" table:style-name="ce1">
            <text:p>0.000957</text:p>
          </table:table-cell>
          <table:table-cell office:value-type="float" office:value="2.34E-4" table:style-name="ce1">
            <text:p>0.000234</text:p>
          </table:table-cell>
          <table:table-cell table:number-columns-repeated="16381"/>
        </table:table-row>
        <table:table-row table:style-name="ro1">
          <table:table-cell office:value-type="float" office:value="400001" table:style-name="ce1">
            <text:p>400001</text:p>
          </table:table-cell>
          <table:table-cell office:value-type="float" office:value="9.1600000000000004E-4" table:style-name="ce1">
            <text:p>0.000916</text:p>
          </table:table-cell>
          <table:table-cell office:value-type="float" office:value="1.47E-4" table:style-name="ce1">
            <text:p>0.000147</text:p>
          </table:table-cell>
          <table:table-cell table:number-columns-repeated="16381"/>
        </table:table-row>
        <table:table-row table:style-name="ro1">
          <table:table-cell office:value-type="float" office:value="405001" table:style-name="ce1">
            <text:p>405001</text:p>
          </table:table-cell>
          <table:table-cell office:value-type="float" office:value="9.2699999999999998E-4" table:style-name="ce1">
            <text:p>0.000927</text:p>
          </table:table-cell>
          <table:table-cell office:value-type="float" office:value="2.1000000000000001E-4" table:style-name="ce1">
            <text:p>0.00021</text:p>
          </table:table-cell>
          <table:table-cell table:number-columns-repeated="16381"/>
        </table:table-row>
        <table:table-row table:style-name="ro1">
          <table:table-cell office:value-type="float" office:value="410001" table:style-name="ce1">
            <text:p>410001</text:p>
          </table:table-cell>
          <table:table-cell office:value-type="float" office:value="9.3899999999999995E-4" table:style-name="ce1">
            <text:p>0.000939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415001" table:style-name="ce1">
            <text:p>415001</text:p>
          </table:table-cell>
          <table:table-cell office:value-type="float" office:value="9.5399999999999999E-4" table:style-name="ce1">
            <text:p>0.000954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420001" table:style-name="ce1">
            <text:p>420001</text:p>
          </table:table-cell>
          <table:table-cell office:value-type="float" office:value="9.990000000000001E-4" table:style-name="ce1">
            <text:p>0.000999</text:p>
          </table:table-cell>
          <table:table-cell office:value-type="float" office:value="2.1699999999999999E-4" table:style-name="ce1">
            <text:p>0.000217</text:p>
          </table:table-cell>
          <table:table-cell table:number-columns-repeated="16381"/>
        </table:table-row>
        <table:table-row table:style-name="ro1">
          <table:table-cell office:value-type="float" office:value="425001" table:style-name="ce1">
            <text:p>425001</text:p>
          </table:table-cell>
          <table:table-cell office:value-type="float" office:value="9.77E-4" table:style-name="ce1">
            <text:p>0.000977</text:p>
          </table:table-cell>
          <table:table-cell office:value-type="float" office:value="1.8100000000000001E-4" table:style-name="ce1">
            <text:p>0.000181</text:p>
          </table:table-cell>
          <table:table-cell table:number-columns-repeated="16381"/>
        </table:table-row>
        <table:table-row table:style-name="ro1">
          <table:table-cell office:value-type="float" office:value="430001" table:style-name="ce1">
            <text:p>430001</text:p>
          </table:table-cell>
          <table:table-cell office:value-type="float" office:value="9.8200000000000002E-4" table:style-name="ce1">
            <text:p>0.000982</text:p>
          </table:table-cell>
          <table:table-cell office:value-type="float" office:value="2.1800000000000001E-4" table:style-name="ce1">
            <text:p>0.000218</text:p>
          </table:table-cell>
          <table:table-cell table:number-columns-repeated="16381"/>
        </table:table-row>
        <table:table-row table:style-name="ro1">
          <table:table-cell office:value-type="float" office:value="435001" table:style-name="ce1">
            <text:p>435001</text:p>
          </table:table-cell>
          <table:table-cell office:value-type="float" office:value="1.005E-3" table:style-name="ce1">
            <text:p>0.001005</text:p>
          </table:table-cell>
          <table:table-cell office:value-type="float" office:value="2.5700000000000001E-4" table:style-name="ce1">
            <text:p>0.000257</text:p>
          </table:table-cell>
          <table:table-cell table:number-columns-repeated="16381"/>
        </table:table-row>
        <table:table-row table:style-name="ro1">
          <table:table-cell office:value-type="float" office:value="440001" table:style-name="ce1">
            <text:p>440001</text:p>
          </table:table-cell>
          <table:table-cell office:value-type="float" office:value="1.003E-3" table:style-name="ce1">
            <text:p>0.001003</text:p>
          </table:table-cell>
          <table:table-cell office:value-type="float" office:value="2.4899999999999998E-4" table:style-name="ce1">
            <text:p>0.000249</text:p>
          </table:table-cell>
          <table:table-cell table:number-columns-repeated="16381"/>
        </table:table-row>
        <table:table-row table:style-name="ro1">
          <table:table-cell office:value-type="float" office:value="445001" table:style-name="ce1">
            <text:p>445001</text:p>
          </table:table-cell>
          <table:table-cell office:value-type="float" office:value="1.024E-3" table:style-name="ce1">
            <text:p>0.001024</text:p>
          </table:table-cell>
          <table:table-cell office:value-type="float" office:value="2.2499999999999999E-4" table:style-name="ce1">
            <text:p>0.000225</text:p>
          </table:table-cell>
          <table:table-cell table:number-columns-repeated="16381"/>
        </table:table-row>
        <table:table-row table:style-name="ro1">
          <table:table-cell office:value-type="float" office:value="450001" table:style-name="ce1">
            <text:p>450001</text:p>
          </table:table-cell>
          <table:table-cell office:value-type="float" office:value="1.031E-3" table:style-name="ce1">
            <text:p>0.001031</text:p>
          </table:table-cell>
          <table:table-cell office:value-type="float" office:value="2.4800000000000001E-4" table:style-name="ce1">
            <text:p>0.000248</text:p>
          </table:table-cell>
          <table:table-cell table:number-columns-repeated="16381"/>
        </table:table-row>
        <table:table-row table:style-name="ro1">
          <table:table-cell office:value-type="float" office:value="455001" table:style-name="ce1">
            <text:p>455001</text:p>
          </table:table-cell>
          <table:table-cell office:value-type="float" office:value="1.049E-3" table:style-name="ce1">
            <text:p>0.001049</text:p>
          </table:table-cell>
          <table:table-cell office:value-type="float" office:value="2.34E-4" table:style-name="ce1">
            <text:p>0.000234</text:p>
          </table:table-cell>
          <table:table-cell table:number-columns-repeated="16381"/>
        </table:table-row>
        <table:table-row table:style-name="ro1">
          <table:table-cell office:value-type="float" office:value="460001" table:style-name="ce1">
            <text:p>460001</text:p>
          </table:table-cell>
          <table:table-cell office:value-type="float" office:value="1.054E-3" table:style-name="ce1">
            <text:p>0.001054</text:p>
          </table:table-cell>
          <table:table-cell office:value-type="float" office:value="2.5799999999999998E-4" table:style-name="ce1">
            <text:p>0.000258</text:p>
          </table:table-cell>
          <table:table-cell table:number-columns-repeated="16381"/>
        </table:table-row>
        <table:table-row table:style-name="ro1">
          <table:table-cell office:value-type="float" office:value="465001" table:style-name="ce1">
            <text:p>465001</text:p>
          </table:table-cell>
          <table:table-cell office:value-type="float" office:value="1.072E-3" table:style-name="ce1">
            <text:p>0.001072</text:p>
          </table:table-cell>
          <table:table-cell office:value-type="float" office:value="3.01E-4" table:style-name="ce1">
            <text:p>0.000301</text:p>
          </table:table-cell>
          <table:table-cell table:number-columns-repeated="16381"/>
        </table:table-row>
        <table:table-row table:style-name="ro1">
          <table:table-cell office:value-type="float" office:value="470001" table:style-name="ce1">
            <text:p>470001</text:p>
          </table:table-cell>
          <table:table-cell office:value-type="float" office:value="1.078E-3" table:style-name="ce1">
            <text:p>0.001078</text:p>
          </table:table-cell>
          <table:table-cell office:value-type="float" office:value="2.5500000000000002E-4" table:style-name="ce1">
            <text:p>0.000255</text:p>
          </table:table-cell>
          <table:table-cell table:number-columns-repeated="16381"/>
        </table:table-row>
        <table:table-row table:style-name="ro1">
          <table:table-cell office:value-type="float" office:value="475001" table:style-name="ce1">
            <text:p>475001</text:p>
          </table:table-cell>
          <table:table-cell office:value-type="float" office:value="1.088E-3" table:style-name="ce1">
            <text:p>0.001088</text:p>
          </table:table-cell>
          <table:table-cell office:value-type="float" office:value="2.0100000000000001E-4" table:style-name="ce1">
            <text:p>0.000201</text:p>
          </table:table-cell>
          <table:table-cell table:number-columns-repeated="16381"/>
        </table:table-row>
        <table:table-row table:style-name="ro1">
          <table:table-cell office:value-type="float" office:value="480001" table:style-name="ce1">
            <text:p>480001</text:p>
          </table:table-cell>
          <table:table-cell office:value-type="float" office:value="1.101E-3" table:style-name="ce1">
            <text:p>0.001101</text:p>
          </table:table-cell>
          <table:table-cell office:value-type="float" office:value="2.4699999999999999E-4" table:style-name="ce1">
            <text:p>0.000247</text:p>
          </table:table-cell>
          <table:table-cell table:number-columns-repeated="16381"/>
        </table:table-row>
        <table:table-row table:style-name="ro1">
          <table:table-cell office:value-type="float" office:value="485001" table:style-name="ce1">
            <text:p>485001</text:p>
          </table:table-cell>
          <table:table-cell office:value-type="float" office:value="1.114E-3" table:style-name="ce1">
            <text:p>0.001114</text:p>
          </table:table-cell>
          <table:table-cell office:value-type="float" office:value="1.8799999999999999E-4" table:style-name="ce1">
            <text:p>0.000188</text:p>
          </table:table-cell>
          <table:table-cell table:number-columns-repeated="16381"/>
        </table:table-row>
        <table:table-row table:style-name="ro1">
          <table:table-cell office:value-type="float" office:value="490001" table:style-name="ce1">
            <text:p>490001</text:p>
          </table:table-cell>
          <table:table-cell office:value-type="float" office:value="1.139E-3" table:style-name="ce1">
            <text:p>0.001139</text:p>
          </table:table-cell>
          <table:table-cell office:value-type="float" office:value="2.2900000000000001E-4" table:style-name="ce1">
            <text:p>0.000229</text:p>
          </table:table-cell>
          <table:table-cell table:number-columns-repeated="16381"/>
        </table:table-row>
        <table:table-row table:style-name="ro1">
          <table:table-cell office:value-type="float" office:value="495001" table:style-name="ce1">
            <text:p>495001</text:p>
          </table:table-cell>
          <table:table-cell office:value-type="float" office:value="1.1349999999999999E-3" table:style-name="ce1">
            <text:p>0.001135</text:p>
          </table:table-cell>
          <table:table-cell office:value-type="float" office:value="1.94E-4" table:style-name="ce1">
            <text:p>0.000194</text:p>
          </table:table-cell>
          <table:table-cell table:number-columns-repeated="16381"/>
        </table:table-row>
        <table:table-row table:style-name="ro1">
          <table:table-cell office:value-type="float" office:value="500001" table:style-name="ce1">
            <text:p>500001</text:p>
          </table:table-cell>
          <table:table-cell office:value-type="float" office:value="1.1509999999999999E-3" table:style-name="ce1">
            <text:p>0.001151</text:p>
          </table:table-cell>
          <table:table-cell office:value-type="float" office:value="2.33E-4" table:style-name="ce1">
            <text:p>0.000233</text:p>
          </table:table-cell>
          <table:table-cell table:number-columns-repeated="16381"/>
        </table:table-row>
        <table:table-row table:style-name="ro1">
          <table:table-cell office:value-type="float" office:value="505001" table:style-name="ce1">
            <text:p>505001</text:p>
          </table:table-cell>
          <table:table-cell office:value-type="float" office:value="1.157E-3" table:style-name="ce1">
            <text:p>0.001157</text:p>
          </table:table-cell>
          <table:table-cell office:value-type="float" office:value="2.5999999999999998E-4" table:style-name="ce1">
            <text:p>0.00026</text:p>
          </table:table-cell>
          <table:table-cell table:number-columns-repeated="16381"/>
        </table:table-row>
        <table:table-row table:style-name="ro1">
          <table:table-cell office:value-type="float" office:value="510001" table:style-name="ce1">
            <text:p>510001</text:p>
          </table:table-cell>
          <table:table-cell office:value-type="float" office:value="1.1739999999999999E-3" table:style-name="ce1">
            <text:p>0.001174</text:p>
          </table:table-cell>
          <table:table-cell office:value-type="float" office:value="2.5599999999999999E-4" table:style-name="ce1">
            <text:p>0.000256</text:p>
          </table:table-cell>
          <table:table-cell table:number-columns-repeated="16381"/>
        </table:table-row>
        <table:table-row table:style-name="ro1">
          <table:table-cell office:value-type="float" office:value="515001" table:style-name="ce1">
            <text:p>515001</text:p>
          </table:table-cell>
          <table:table-cell office:value-type="float" office:value="1.1839999999999999E-3" table:style-name="ce1">
            <text:p>0.001184</text:p>
          </table:table-cell>
          <table:table-cell office:value-type="float" office:value="2.4899999999999998E-4" table:style-name="ce1">
            <text:p>0.000249</text:p>
          </table:table-cell>
          <table:table-cell table:number-columns-repeated="16381"/>
        </table:table-row>
        <table:table-row table:style-name="ro1">
          <table:table-cell office:value-type="float" office:value="520001" table:style-name="ce1">
            <text:p>520001</text:p>
          </table:table-cell>
          <table:table-cell office:value-type="float" office:value="1.199E-3" table:style-name="ce1">
            <text:p>0.001199</text:p>
          </table:table-cell>
          <table:table-cell office:value-type="float" office:value="2.13E-4" table:style-name="ce1">
            <text:p>0.000213</text:p>
          </table:table-cell>
          <table:table-cell table:number-columns-repeated="16381"/>
        </table:table-row>
        <table:table-row table:style-name="ro1">
          <table:table-cell office:value-type="float" office:value="525001" table:style-name="ce1">
            <text:p>525001</text:p>
          </table:table-cell>
          <table:table-cell office:value-type="float" office:value="1.206E-3" table:style-name="ce1">
            <text:p>0.001206</text:p>
          </table:table-cell>
          <table:table-cell office:value-type="float" office:value="2.52E-4" table:style-name="ce1">
            <text:p>0.000252</text:p>
          </table:table-cell>
          <table:table-cell table:number-columns-repeated="16381"/>
        </table:table-row>
        <table:table-row table:style-name="ro1">
          <table:table-cell office:value-type="float" office:value="530001" table:style-name="ce1">
            <text:p>530001</text:p>
          </table:table-cell>
          <table:table-cell office:value-type="float" office:value="1.222E-3" table:style-name="ce1">
            <text:p>0.001222</text:p>
          </table:table-cell>
          <table:table-cell office:value-type="float" office:value="1.8599999999999999E-4" table:style-name="ce1">
            <text:p>0.000186</text:p>
          </table:table-cell>
          <table:table-cell table:number-columns-repeated="16381"/>
        </table:table-row>
        <table:table-row table:style-name="ro1">
          <table:table-cell office:value-type="float" office:value="535001" table:style-name="ce1">
            <text:p>535001</text:p>
          </table:table-cell>
          <table:table-cell office:value-type="float" office:value="1.2260000000000001E-3" table:style-name="ce1">
            <text:p>0.001226</text:p>
          </table:table-cell>
          <table:table-cell office:value-type="float" office:value="2.14E-4" table:style-name="ce1">
            <text:p>0.000214</text:p>
          </table:table-cell>
          <table:table-cell table:number-columns-repeated="16381"/>
        </table:table-row>
        <table:table-row table:style-name="ro1">
          <table:table-cell office:value-type="float" office:value="540001" table:style-name="ce1">
            <text:p>540001</text:p>
          </table:table-cell>
          <table:table-cell office:value-type="float" office:value="1.238E-3" table:style-name="ce1">
            <text:p>0.001238</text:p>
          </table:table-cell>
          <table:table-cell office:value-type="float" office:value="2.52E-4" table:style-name="ce1">
            <text:p>0.000252</text:p>
          </table:table-cell>
          <table:table-cell table:number-columns-repeated="16381"/>
        </table:table-row>
        <table:table-row table:style-name="ro1">
          <table:table-cell office:value-type="float" office:value="545001" table:style-name="ce1">
            <text:p>545001</text:p>
          </table:table-cell>
          <table:table-cell office:value-type="float" office:value="1.2489999999999999E-3" table:style-name="ce1">
            <text:p>0.001249</text:p>
          </table:table-cell>
          <table:table-cell office:value-type="float" office:value="1.9799999999999999E-4" table:style-name="ce1">
            <text:p>0.000198</text:p>
          </table:table-cell>
          <table:table-cell table:number-columns-repeated="16381"/>
        </table:table-row>
        <table:table-row table:style-name="ro1">
          <table:table-cell office:value-type="float" office:value="550001" table:style-name="ce1">
            <text:p>550001</text:p>
          </table:table-cell>
          <table:table-cell office:value-type="float" office:value="1.261E-3" table:style-name="ce1">
            <text:p>0.001261</text:p>
          </table:table-cell>
          <table:table-cell office:value-type="float" office:value="2.72E-4" table:style-name="ce1">
            <text:p>0.000272</text:p>
          </table:table-cell>
          <table:table-cell table:number-columns-repeated="16381"/>
        </table:table-row>
        <table:table-row table:style-name="ro1">
          <table:table-cell office:value-type="float" office:value="555001" table:style-name="ce1">
            <text:p>555001</text:p>
          </table:table-cell>
          <table:table-cell office:value-type="float" office:value="1.2719999999999999E-3" table:style-name="ce1">
            <text:p>0.001272</text:p>
          </table:table-cell>
          <table:table-cell office:value-type="float" office:value="2.42E-4" table:style-name="ce1">
            <text:p>0.000242</text:p>
          </table:table-cell>
          <table:table-cell table:number-columns-repeated="16381"/>
        </table:table-row>
        <table:table-row table:style-name="ro1">
          <table:table-cell office:value-type="float" office:value="560001" table:style-name="ce1">
            <text:p>560001</text:p>
          </table:table-cell>
          <table:table-cell office:value-type="float" office:value="1.2880000000000001E-3" table:style-name="ce1">
            <text:p>0.001288</text:p>
          </table:table-cell>
          <table:table-cell office:value-type="float" office:value="2.5300000000000002E-4" table:style-name="ce1">
            <text:p>0.000253</text:p>
          </table:table-cell>
          <table:table-cell table:number-columns-repeated="16381"/>
        </table:table-row>
        <table:table-row table:style-name="ro1">
          <table:table-cell office:value-type="float" office:value="565001" table:style-name="ce1">
            <text:p>565001</text:p>
          </table:table-cell>
          <table:table-cell office:value-type="float" office:value="1.294E-3" table:style-name="ce1">
            <text:p>0.001294</text:p>
          </table:table-cell>
          <table:table-cell office:value-type="float" office:value="2.52E-4" table:style-name="ce1">
            <text:p>0.000252</text:p>
          </table:table-cell>
          <table:table-cell table:number-columns-repeated="16381"/>
        </table:table-row>
        <table:table-row table:style-name="ro1">
          <table:table-cell office:value-type="float" office:value="570001" table:style-name="ce1">
            <text:p>570001</text:p>
          </table:table-cell>
          <table:table-cell office:value-type="float" office:value="1.32E-3" table:style-name="ce1">
            <text:p>0.00132</text:p>
          </table:table-cell>
          <table:table-cell office:value-type="float" office:value="1.8100000000000001E-4" table:style-name="ce1">
            <text:p>0.000181</text:p>
          </table:table-cell>
          <table:table-cell table:number-columns-repeated="16381"/>
        </table:table-row>
        <table:table-row table:style-name="ro1">
          <table:table-cell office:value-type="float" office:value="575001" table:style-name="ce1">
            <text:p>575001</text:p>
          </table:table-cell>
          <table:table-cell office:value-type="float" office:value="1.315E-3" table:style-name="ce1">
            <text:p>0.001315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1"/>
        </table:table-row>
        <table:table-row table:style-name="ro1">
          <table:table-cell office:value-type="float" office:value="580001" table:style-name="ce1">
            <text:p>580001</text:p>
          </table:table-cell>
          <table:table-cell office:value-type="float" office:value="1.3240000000000001E-3" table:style-name="ce1">
            <text:p>0.001324</text:p>
          </table:table-cell>
          <table:table-cell office:value-type="float" office:value="2.5399999999999999E-4" table:style-name="ce1">
            <text:p>0.000254</text:p>
          </table:table-cell>
          <table:table-cell table:number-columns-repeated="16381"/>
        </table:table-row>
        <table:table-row table:style-name="ro1">
          <table:table-cell office:value-type="float" office:value="585001" table:style-name="ce1">
            <text:p>585001</text:p>
          </table:table-cell>
          <table:table-cell office:value-type="float" office:value="1.343E-3" table:style-name="ce1">
            <text:p>0.001343</text:p>
          </table:table-cell>
          <table:table-cell office:value-type="float" office:value="2.2100000000000001E-4" table:style-name="ce1">
            <text:p>0.000221</text:p>
          </table:table-cell>
          <table:table-cell table:number-columns-repeated="16381"/>
        </table:table-row>
        <table:table-row table:style-name="ro1">
          <table:table-cell office:value-type="float" office:value="590001" table:style-name="ce1">
            <text:p>590001</text:p>
          </table:table-cell>
          <table:table-cell office:value-type="float" office:value="1.3550000000000001E-3" table:style-name="ce1">
            <text:p>0.001355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81"/>
        </table:table-row>
        <table:table-row table:style-name="ro1">
          <table:table-cell office:value-type="float" office:value="595001" table:style-name="ce1">
            <text:p>595001</text:p>
          </table:table-cell>
          <table:table-cell office:value-type="float" office:value="1.369E-3" table:style-name="ce1">
            <text:p>0.001369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81"/>
        </table:table-row>
        <table:table-row table:style-name="ro1">
          <table:table-cell office:value-type="float" office:value="600001" table:style-name="ce1">
            <text:p>600001</text:p>
          </table:table-cell>
          <table:table-cell office:value-type="float" office:value="1.379E-3" table:style-name="ce1">
            <text:p>0.001379</text:p>
          </table:table-cell>
          <table:table-cell office:value-type="float" office:value="2.5599999999999999E-4" table:style-name="ce1">
            <text:p>0.000256</text:p>
          </table:table-cell>
          <table:table-cell table:number-columns-repeated="16381"/>
        </table:table-row>
        <table:table-row table:style-name="ro1">
          <table:table-cell office:value-type="float" office:value="605001" table:style-name="ce1">
            <text:p>605001</text:p>
          </table:table-cell>
          <table:table-cell office:value-type="float" office:value="1.387E-3" table:style-name="ce1">
            <text:p>0.001387</text:p>
          </table:table-cell>
          <table:table-cell office:value-type="float" office:value="1.92E-4" table:style-name="ce1">
            <text:p>0.000192</text:p>
          </table:table-cell>
          <table:table-cell table:number-columns-repeated="16381"/>
        </table:table-row>
        <table:table-row table:style-name="ro1">
          <table:table-cell office:value-type="float" office:value="610001" table:style-name="ce1">
            <text:p>610001</text:p>
          </table:table-cell>
          <table:table-cell office:value-type="float" office:value="1.405E-3" table:style-name="ce1">
            <text:p>0.001405</text:p>
          </table:table-cell>
          <table:table-cell office:value-type="float" office:value="2.5099999999999998E-4" table:style-name="ce1">
            <text:p>0.000251</text:p>
          </table:table-cell>
          <table:table-cell table:number-columns-repeated="16381"/>
        </table:table-row>
        <table:table-row table:style-name="ro1">
          <table:table-cell office:value-type="float" office:value="615001" table:style-name="ce1">
            <text:p>615001</text:p>
          </table:table-cell>
          <table:table-cell office:value-type="float" office:value="1.413E-3" table:style-name="ce1">
            <text:p>0.001413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1"/>
        </table:table-row>
        <table:table-row table:style-name="ro1">
          <table:table-cell office:value-type="float" office:value="620001" table:style-name="ce1">
            <text:p>620001</text:p>
          </table:table-cell>
          <table:table-cell office:value-type="float" office:value="1.4239999999999999E-3" table:style-name="ce1">
            <text:p>0.001424</text:p>
          </table:table-cell>
          <table:table-cell office:value-type="float" office:value="1.8100000000000001E-4" table:style-name="ce1">
            <text:p>0.000181</text:p>
          </table:table-cell>
          <table:table-cell table:number-columns-repeated="16381"/>
        </table:table-row>
        <table:table-row table:style-name="ro1">
          <table:table-cell office:value-type="float" office:value="625001" table:style-name="ce1">
            <text:p>625001</text:p>
          </table:table-cell>
          <table:table-cell office:value-type="float" office:value="1.441E-3" table:style-name="ce1">
            <text:p>0.001441</text:p>
          </table:table-cell>
          <table:table-cell office:value-type="float" office:value="2.2599999999999999E-4" table:style-name="ce1">
            <text:p>0.000226</text:p>
          </table:table-cell>
          <table:table-cell table:number-columns-repeated="16381"/>
        </table:table-row>
        <table:table-row table:style-name="ro1">
          <table:table-cell office:value-type="float" office:value="630001" table:style-name="ce1">
            <text:p>630001</text:p>
          </table:table-cell>
          <table:table-cell office:value-type="float" office:value="1.4450000000000001E-3" table:style-name="ce1">
            <text:p>0.001445</text:p>
          </table:table-cell>
          <table:table-cell office:value-type="float" office:value="1.9100000000000001E-4" table:style-name="ce1">
            <text:p>0.000191</text:p>
          </table:table-cell>
          <table:table-cell table:number-columns-repeated="16381"/>
        </table:table-row>
        <table:table-row table:style-name="ro1">
          <table:table-cell office:value-type="float" office:value="635001" table:style-name="ce1">
            <text:p>635001</text:p>
          </table:table-cell>
          <table:table-cell office:value-type="float" office:value="1.48E-3" table:style-name="ce1">
            <text:p>0.00148</text:p>
          </table:table-cell>
          <table:table-cell office:value-type="float" office:value="2.5099999999999998E-4" table:style-name="ce1">
            <text:p>0.000251</text:p>
          </table:table-cell>
          <table:table-cell table:number-columns-repeated="16381"/>
        </table:table-row>
        <table:table-row table:style-name="ro1">
          <table:table-cell office:value-type="float" office:value="640001" table:style-name="ce1">
            <text:p>640001</text:p>
          </table:table-cell>
          <table:table-cell office:value-type="float" office:value="1.4660000000000001E-3" table:style-name="ce1">
            <text:p>0.001466</text:p>
          </table:table-cell>
          <table:table-cell office:value-type="float" office:value="2.41E-4" table:style-name="ce1">
            <text:p>0.000241</text:p>
          </table:table-cell>
          <table:table-cell table:number-columns-repeated="16381"/>
        </table:table-row>
        <table:table-row table:style-name="ro1">
          <table:table-cell office:value-type="float" office:value="645001" table:style-name="ce1">
            <text:p>645001</text:p>
          </table:table-cell>
          <table:table-cell office:value-type="float" office:value="1.487E-3" table:style-name="ce1">
            <text:p>0.001487</text:p>
          </table:table-cell>
          <table:table-cell office:value-type="float" office:value="2.2499999999999999E-4" table:style-name="ce1">
            <text:p>0.000225</text:p>
          </table:table-cell>
          <table:table-cell table:number-columns-repeated="16381"/>
        </table:table-row>
        <table:table-row table:style-name="ro1">
          <table:table-cell office:value-type="float" office:value="650001" table:style-name="ce1">
            <text:p>650001</text:p>
          </table:table-cell>
          <table:table-cell office:value-type="float" office:value="1.49E-3" table:style-name="ce1">
            <text:p>0.00149</text:p>
          </table:table-cell>
          <table:table-cell office:value-type="float" office:value="2.4699999999999999E-4" table:style-name="ce1">
            <text:p>0.000247</text:p>
          </table:table-cell>
          <table:table-cell table:number-columns-repeated="16381"/>
        </table:table-row>
        <table:table-row table:style-name="ro1">
          <table:table-cell office:value-type="float" office:value="655001" table:style-name="ce1">
            <text:p>655001</text:p>
          </table:table-cell>
          <table:table-cell office:value-type="float" office:value="1.503E-3" table:style-name="ce1">
            <text:p>0.001503</text:p>
          </table:table-cell>
          <table:table-cell office:value-type="float" office:value="2.5700000000000001E-4" table:style-name="ce1">
            <text:p>0.000257</text:p>
          </table:table-cell>
          <table:table-cell table:number-columns-repeated="16381"/>
        </table:table-row>
        <table:table-row table:style-name="ro1">
          <table:table-cell office:value-type="float" office:value="660001" table:style-name="ce1">
            <text:p>660001</text:p>
          </table:table-cell>
          <table:table-cell office:value-type="float" office:value="1.5150000000000001E-3" table:style-name="ce1">
            <text:p>0.001515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1"/>
        </table:table-row>
        <table:table-row table:style-name="ro1">
          <table:table-cell office:value-type="float" office:value="665001" table:style-name="ce1">
            <text:p>665001</text:p>
          </table:table-cell>
          <table:table-cell office:value-type="float" office:value="1.5219999999999999E-3" table:style-name="ce1">
            <text:p>0.001522</text:p>
          </table:table-cell>
          <table:table-cell office:value-type="float" office:value="2.4600000000000002E-4" table:style-name="ce1">
            <text:p>0.000246</text:p>
          </table:table-cell>
          <table:table-cell table:number-columns-repeated="16381"/>
        </table:table-row>
        <table:table-row table:style-name="ro1">
          <table:table-cell office:value-type="float" office:value="670001" table:style-name="ce1">
            <text:p>670001</text:p>
          </table:table-cell>
          <table:table-cell office:value-type="float" office:value="1.5839999999999999E-3" table:style-name="ce1">
            <text:p>0.001584</text:p>
          </table:table-cell>
          <table:table-cell office:value-type="float" office:value="2.6499999999999999E-4" table:style-name="ce1">
            <text:p>0.000265</text:p>
          </table:table-cell>
          <table:table-cell table:number-columns-repeated="16381"/>
        </table:table-row>
        <table:table-row table:style-name="ro1">
          <table:table-cell office:value-type="float" office:value="675001" table:style-name="ce1">
            <text:p>675001</text:p>
          </table:table-cell>
          <table:table-cell office:value-type="float" office:value="1.547E-3" table:style-name="ce1">
            <text:p>0.001547</text:p>
          </table:table-cell>
          <table:table-cell office:value-type="float" office:value="2.6400000000000002E-4" table:style-name="ce1">
            <text:p>0.000264</text:p>
          </table:table-cell>
          <table:table-cell table:number-columns-repeated="16381"/>
        </table:table-row>
        <table:table-row table:style-name="ro1">
          <table:table-cell office:value-type="float" office:value="680001" table:style-name="ce1">
            <text:p>680001</text:p>
          </table:table-cell>
          <table:table-cell office:value-type="float" office:value="1.5579999999999999E-3" table:style-name="ce1">
            <text:p>0.001558</text:p>
          </table:table-cell>
          <table:table-cell office:value-type="float" office:value="2.42E-4" table:style-name="ce1">
            <text:p>0.000242</text:p>
          </table:table-cell>
          <table:table-cell table:number-columns-repeated="16381"/>
        </table:table-row>
        <table:table-row table:style-name="ro1">
          <table:table-cell office:value-type="float" office:value="685001" table:style-name="ce1">
            <text:p>685001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1.7799999999999999E-4" table:style-name="ce1">
            <text:p>0.000178</text:p>
          </table:table-cell>
          <table:table-cell table:number-columns-repeated="16381"/>
        </table:table-row>
        <table:table-row table:style-name="ro1">
          <table:table-cell office:value-type="float" office:value="690001" table:style-name="ce1">
            <text:p>690001</text:p>
          </table:table-cell>
          <table:table-cell office:value-type="float" office:value="1.588E-3" table:style-name="ce1">
            <text:p>0.001588</text:p>
          </table:table-cell>
          <table:table-cell office:value-type="float" office:value="1.9000000000000001E-4" table:style-name="ce1">
            <text:p>0.00019</text:p>
          </table:table-cell>
          <table:table-cell table:number-columns-repeated="16381"/>
        </table:table-row>
        <table:table-row table:style-name="ro1">
          <table:table-cell office:value-type="float" office:value="695001" table:style-name="ce1">
            <text:p>695001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700001" table:style-name="ce1">
            <text:p>700001</text:p>
          </table:table-cell>
          <table:table-cell office:value-type="float" office:value="1.6050000000000001E-3" table:style-name="ce1">
            <text:p>0.001605</text:p>
          </table:table-cell>
          <table:table-cell office:value-type="float" office:value="2.8800000000000001E-4" table:style-name="ce1">
            <text:p>0.000288</text:p>
          </table:table-cell>
          <table:table-cell table:number-columns-repeated="16381"/>
        </table:table-row>
        <table:table-row table:style-name="ro1">
          <table:table-cell office:value-type="float" office:value="705001" table:style-name="ce1">
            <text:p>705001</text:p>
          </table:table-cell>
          <table:table-cell office:value-type="float" office:value="1.621E-3" table:style-name="ce1">
            <text:p>0.001621</text:p>
          </table:table-cell>
          <table:table-cell office:value-type="float" office:value="2.3900000000000001E-4" table:style-name="ce1">
            <text:p>0.000239</text:p>
          </table:table-cell>
          <table:table-cell table:number-columns-repeated="16381"/>
        </table:table-row>
        <table:table-row table:style-name="ro1">
          <table:table-cell office:value-type="float" office:value="710001" table:style-name="ce1">
            <text:p>710001</text:p>
          </table:table-cell>
          <table:table-cell office:value-type="float" office:value="1.6280000000000001E-3" table:style-name="ce1">
            <text:p>0.001628</text:p>
          </table:table-cell>
          <table:table-cell office:value-type="float" office:value="2.42E-4" table:style-name="ce1">
            <text:p>0.000242</text:p>
          </table:table-cell>
          <table:table-cell table:number-columns-repeated="16381"/>
        </table:table-row>
        <table:table-row table:style-name="ro1">
          <table:table-cell office:value-type="float" office:value="715001" table:style-name="ce1">
            <text:p>715001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2.5099999999999998E-4" table:style-name="ce1">
            <text:p>0.000251</text:p>
          </table:table-cell>
          <table:table-cell table:number-columns-repeated="16381"/>
        </table:table-row>
        <table:table-row table:style-name="ro1">
          <table:table-cell office:value-type="float" office:value="720001" table:style-name="ce1">
            <text:p>720001</text:p>
          </table:table-cell>
          <table:table-cell office:value-type="float" office:value="1.6490000000000001E-3" table:style-name="ce1">
            <text:p>0.001649</text:p>
          </table:table-cell>
          <table:table-cell office:value-type="float" office:value="2.5500000000000002E-4" table:style-name="ce1">
            <text:p>0.000255</text:p>
          </table:table-cell>
          <table:table-cell table:number-columns-repeated="16381"/>
        </table:table-row>
        <table:table-row table:style-name="ro1">
          <table:table-cell office:value-type="float" office:value="725001" table:style-name="ce1">
            <text:p>725001</text:p>
          </table:table-cell>
          <table:table-cell office:value-type="float" office:value="1.67E-3" table:style-name="ce1">
            <text:p>0.00167</text:p>
          </table:table-cell>
          <table:table-cell office:value-type="float" office:value="2.5700000000000001E-4" table:style-name="ce1">
            <text:p>0.000257</text:p>
          </table:table-cell>
          <table:table-cell table:number-columns-repeated="16381"/>
        </table:table-row>
        <table:table-row table:style-name="ro1">
          <table:table-cell office:value-type="float" office:value="730001" table:style-name="ce1">
            <text:p>730001</text:p>
          </table:table-cell>
          <table:table-cell office:value-type="float" office:value="1.676E-3" table:style-name="ce1">
            <text:p>0.001676</text:p>
          </table:table-cell>
          <table:table-cell office:value-type="float" office:value="2.22E-4" table:style-name="ce1">
            <text:p>0.000222</text:p>
          </table:table-cell>
          <table:table-cell table:number-columns-repeated="16381"/>
        </table:table-row>
        <table:table-row table:style-name="ro1">
          <table:table-cell office:value-type="float" office:value="735001" table:style-name="ce1">
            <text:p>735001</text:p>
          </table:table-cell>
          <table:table-cell office:value-type="float" office:value="1.6900000000000001E-3" table:style-name="ce1">
            <text:p>0.00169</text:p>
          </table:table-cell>
          <table:table-cell office:value-type="float" office:value="2.0900000000000001E-4" table:style-name="ce1">
            <text:p>0.000209</text:p>
          </table:table-cell>
          <table:table-cell table:number-columns-repeated="16381"/>
        </table:table-row>
        <table:table-row table:style-name="ro1">
          <table:table-cell office:value-type="float" office:value="740001" table:style-name="ce1">
            <text:p>740001</text:p>
          </table:table-cell>
          <table:table-cell office:value-type="float" office:value="1.704E-3" table:style-name="ce1">
            <text:p>0.001704</text:p>
          </table:table-cell>
          <table:table-cell office:value-type="float" office:value="2.63E-4" table:style-name="ce1">
            <text:p>0.000263</text:p>
          </table:table-cell>
          <table:table-cell table:number-columns-repeated="16381"/>
        </table:table-row>
        <table:table-row table:style-name="ro1">
          <table:table-cell office:value-type="float" office:value="745001" table:style-name="ce1">
            <text:p>745001</text:p>
          </table:table-cell>
          <table:table-cell office:value-type="float" office:value="1.72E-3" table:style-name="ce1">
            <text:p>0.00172</text:p>
          </table:table-cell>
          <table:table-cell office:value-type="float" office:value="2.1900000000000001E-4" table:style-name="ce1">
            <text:p>0.000219</text:p>
          </table:table-cell>
          <table:table-cell table:number-columns-repeated="16381"/>
        </table:table-row>
        <table:table-row table:style-name="ro1">
          <table:table-cell office:value-type="float" office:value="750001" table:style-name="ce1">
            <text:p>750001</text:p>
          </table:table-cell>
          <table:table-cell office:value-type="float" office:value="1.725E-3" table:style-name="ce1">
            <text:p>0.001725</text:p>
          </table:table-cell>
          <table:table-cell office:value-type="float" office:value="2.0100000000000001E-4" table:style-name="ce1">
            <text:p>0.000201</text:p>
          </table:table-cell>
          <table:table-cell table:number-columns-repeated="16381"/>
        </table:table-row>
        <table:table-row table:style-name="ro1">
          <table:table-cell office:value-type="float" office:value="755001" table:style-name="ce1">
            <text:p>755001</text:p>
          </table:table-cell>
          <table:table-cell office:value-type="float" office:value="1.735E-3" table:style-name="ce1">
            <text:p>0.001735</text:p>
          </table:table-cell>
          <table:table-cell office:value-type="float" office:value="2.5999999999999998E-4" table:style-name="ce1">
            <text:p>0.00026</text:p>
          </table:table-cell>
          <table:table-cell table:number-columns-repeated="16381"/>
        </table:table-row>
        <table:table-row table:style-name="ro1">
          <table:table-cell office:value-type="float" office:value="760001" table:style-name="ce1">
            <text:p>760001</text:p>
          </table:table-cell>
          <table:table-cell office:value-type="float" office:value="1.7409999999999999E-3" table:style-name="ce1">
            <text:p>0.001741</text:p>
          </table:table-cell>
          <table:table-cell office:value-type="float" office:value="2.2900000000000001E-4" table:style-name="ce1">
            <text:p>0.000229</text:p>
          </table:table-cell>
          <table:table-cell table:number-columns-repeated="16381"/>
        </table:table-row>
        <table:table-row table:style-name="ro1">
          <table:table-cell office:value-type="float" office:value="765001" table:style-name="ce1">
            <text:p>765001</text:p>
          </table:table-cell>
          <table:table-cell office:value-type="float" office:value="1.7960000000000001E-3" table:style-name="ce1">
            <text:p>0.001796</text:p>
          </table:table-cell>
          <table:table-cell office:value-type="float" office:value="2.4800000000000001E-4" table:style-name="ce1">
            <text:p>0.000248</text:p>
          </table:table-cell>
          <table:table-cell table:number-columns-repeated="16381"/>
        </table:table-row>
        <table:table-row table:style-name="ro1">
          <table:table-cell office:value-type="float" office:value="770001" table:style-name="ce1">
            <text:p>770001</text:p>
          </table:table-cell>
          <table:table-cell office:value-type="float" office:value="1.771E-3" table:style-name="ce1">
            <text:p>0.001771</text:p>
          </table:table-cell>
          <table:table-cell office:value-type="float" office:value="2.34E-4" table:style-name="ce1">
            <text:p>0.000234</text:p>
          </table:table-cell>
          <table:table-cell table:number-columns-repeated="16381"/>
        </table:table-row>
        <table:table-row table:style-name="ro1">
          <table:table-cell office:value-type="float" office:value="775001" table:style-name="ce1">
            <text:p>775001</text:p>
          </table:table-cell>
          <table:table-cell office:value-type="float" office:value="1.7849999999999999E-3" table:style-name="ce1">
            <text:p>0.001785</text:p>
          </table:table-cell>
          <table:table-cell office:value-type="float" office:value="2.1900000000000001E-4" table:style-name="ce1">
            <text:p>0.000219</text:p>
          </table:table-cell>
          <table:table-cell table:number-columns-repeated="16381"/>
        </table:table-row>
        <table:table-row table:style-name="ro1">
          <table:table-cell office:value-type="float" office:value="780001" table:style-name="ce1">
            <text:p>780001</text:p>
          </table:table-cell>
          <table:table-cell office:value-type="float" office:value="1.8159999999999999E-3" table:style-name="ce1">
            <text:p>0.001816</text:p>
          </table:table-cell>
          <table:table-cell office:value-type="float" office:value="2.5099999999999998E-4" table:style-name="ce1">
            <text:p>0.000251</text:p>
          </table:table-cell>
          <table:table-cell table:number-columns-repeated="16381"/>
        </table:table-row>
        <table:table-row table:style-name="ro1">
          <table:table-cell office:value-type="float" office:value="785001" table:style-name="ce1">
            <text:p>785001</text:p>
          </table:table-cell>
          <table:table-cell office:value-type="float" office:value="1.8060000000000001E-3" table:style-name="ce1">
            <text:p>0.001806</text:p>
          </table:table-cell>
          <table:table-cell office:value-type="float" office:value="2.34E-4" table:style-name="ce1">
            <text:p>0.000234</text:p>
          </table:table-cell>
          <table:table-cell table:number-columns-repeated="16381"/>
        </table:table-row>
        <table:table-row table:style-name="ro1">
          <table:table-cell office:value-type="float" office:value="790001" table:style-name="ce1">
            <text:p>790001</text:p>
          </table:table-cell>
          <table:table-cell office:value-type="float" office:value="1.812E-3" table:style-name="ce1">
            <text:p>0.001812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81"/>
        </table:table-row>
        <table:table-row table:style-name="ro1">
          <table:table-cell office:value-type="float" office:value="795001" table:style-name="ce1">
            <text:p>795001</text:p>
          </table:table-cell>
          <table:table-cell office:value-type="float" office:value="1.8630000000000001E-3" table:style-name="ce1">
            <text:p>0.001863</text:p>
          </table:table-cell>
          <table:table-cell office:value-type="float" office:value="2.0799999999999999E-4" table:style-name="ce1">
            <text:p>0.000208</text:p>
          </table:table-cell>
          <table:table-cell table:number-columns-repeated="16381"/>
        </table:table-row>
        <table:table-row table:style-name="ro1">
          <table:table-cell office:value-type="float" office:value="800001" table:style-name="ce1">
            <text:p>800001</text:p>
          </table:table-cell>
          <table:table-cell office:value-type="float" office:value="1.8370000000000001E-3" table:style-name="ce1">
            <text:p>0.001837</text:p>
          </table:table-cell>
          <table:table-cell office:value-type="float" office:value="1.9699999999999999E-4" table:style-name="ce1">
            <text:p>0.000197</text:p>
          </table:table-cell>
          <table:table-cell table:number-columns-repeated="16381"/>
        </table:table-row>
        <table:table-row table:style-name="ro1">
          <table:table-cell office:value-type="float" office:value="805001" table:style-name="ce1">
            <text:p>805001</text:p>
          </table:table-cell>
          <table:table-cell office:value-type="float" office:value="1.8450000000000001E-3" table:style-name="ce1">
            <text:p>0.001845</text:p>
          </table:table-cell>
          <table:table-cell office:value-type="float" office:value="2.2599999999999999E-4" table:style-name="ce1">
            <text:p>0.000226</text:p>
          </table:table-cell>
          <table:table-cell table:number-columns-repeated="16381"/>
        </table:table-row>
        <table:table-row table:style-name="ro1">
          <table:table-cell office:value-type="float" office:value="810001" table:style-name="ce1">
            <text:p>810001</text:p>
          </table:table-cell>
          <table:table-cell office:value-type="float" office:value="1.8580000000000001E-3" table:style-name="ce1">
            <text:p>0.001858</text:p>
          </table:table-cell>
          <table:table-cell office:value-type="float" office:value="3.1599999999999998E-4" table:style-name="ce1">
            <text:p>0.000316</text:p>
          </table:table-cell>
          <table:table-cell table:number-columns-repeated="16381"/>
        </table:table-row>
        <table:table-row table:style-name="ro1">
          <table:table-cell office:value-type="float" office:value="815001" table:style-name="ce1">
            <text:p>815001</text:p>
          </table:table-cell>
          <table:table-cell office:value-type="float" office:value="1.8730000000000001E-3" table:style-name="ce1">
            <text:p>0.001873</text:p>
          </table:table-cell>
          <table:table-cell office:value-type="float" office:value="2.2599999999999999E-4" table:style-name="ce1">
            <text:p>0.000226</text:p>
          </table:table-cell>
          <table:table-cell table:number-columns-repeated="16381"/>
        </table:table-row>
        <table:table-row table:style-name="ro1">
          <table:table-cell office:value-type="float" office:value="820001" table:style-name="ce1">
            <text:p>820001</text:p>
          </table:table-cell>
          <table:table-cell office:value-type="float" office:value="1.8810000000000001E-3" table:style-name="ce1">
            <text:p>0.001881</text:p>
          </table:table-cell>
          <table:table-cell office:value-type="float" office:value="2.6400000000000002E-4" table:style-name="ce1">
            <text:p>0.000264</text:p>
          </table:table-cell>
          <table:table-cell table:number-columns-repeated="16381"/>
        </table:table-row>
        <table:table-row table:style-name="ro1">
          <table:table-cell office:value-type="float" office:value="825001" table:style-name="ce1">
            <text:p>825001</text:p>
          </table:table-cell>
          <table:table-cell office:value-type="float" office:value="1.8890000000000001E-3" table:style-name="ce1">
            <text:p>0.001889</text:p>
          </table:table-cell>
          <table:table-cell office:value-type="float" office:value="1.94E-4" table:style-name="ce1">
            <text:p>0.000194</text:p>
          </table:table-cell>
          <table:table-cell table:number-columns-repeated="16381"/>
        </table:table-row>
        <table:table-row table:style-name="ro1">
          <table:table-cell office:value-type="float" office:value="830001" table:style-name="ce1">
            <text:p>830001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2.4399999999999999E-4" table:style-name="ce1">
            <text:p>0.000244</text:p>
          </table:table-cell>
          <table:table-cell table:number-columns-repeated="16381"/>
        </table:table-row>
        <table:table-row table:style-name="ro1">
          <table:table-cell office:value-type="float" office:value="835001" table:style-name="ce1">
            <text:p>835001</text:p>
          </table:table-cell>
          <table:table-cell office:value-type="float" office:value="1.923E-3" table:style-name="ce1">
            <text:p>0.001923</text:p>
          </table:table-cell>
          <table:table-cell office:value-type="float" office:value="2.6699999999999998E-4" table:style-name="ce1">
            <text:p>0.000267</text:p>
          </table:table-cell>
          <table:table-cell table:number-columns-repeated="16381"/>
        </table:table-row>
        <table:table-row table:style-name="ro1">
          <table:table-cell office:value-type="float" office:value="840001" table:style-name="ce1">
            <text:p>840001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2.6400000000000002E-4" table:style-name="ce1">
            <text:p>0.000264</text:p>
          </table:table-cell>
          <table:table-cell table:number-columns-repeated="16381"/>
        </table:table-row>
        <table:table-row table:style-name="ro1">
          <table:table-cell office:value-type="float" office:value="845001" table:style-name="ce1">
            <text:p>845001</text:p>
          </table:table-cell>
          <table:table-cell office:value-type="float" office:value="1.9350000000000001E-3" table:style-name="ce1">
            <text:p>0.001935</text:p>
          </table:table-cell>
          <table:table-cell office:value-type="float" office:value="2.2599999999999999E-4" table:style-name="ce1">
            <text:p>0.000226</text:p>
          </table:table-cell>
          <table:table-cell table:number-columns-repeated="16381"/>
        </table:table-row>
        <table:table-row table:style-name="ro1">
          <table:table-cell office:value-type="float" office:value="850001" table:style-name="ce1">
            <text:p>850001</text:p>
          </table:table-cell>
          <table:table-cell office:value-type="float" office:value="1.9530000000000001E-3" table:style-name="ce1">
            <text:p>0.001953</text:p>
          </table:table-cell>
          <table:table-cell office:value-type="float" office:value="2.5300000000000002E-4" table:style-name="ce1">
            <text:p>0.000253</text:p>
          </table:table-cell>
          <table:table-cell table:number-columns-repeated="16381"/>
        </table:table-row>
        <table:table-row table:style-name="ro1">
          <table:table-cell office:value-type="float" office:value="855001" table:style-name="ce1">
            <text:p>855001</text:p>
          </table:table-cell>
          <table:table-cell office:value-type="float" office:value="1.9819999999999998E-3" table:style-name="ce1">
            <text:p>0.001982</text:p>
          </table:table-cell>
          <table:table-cell office:value-type="float" office:value="2.43E-4" table:style-name="ce1">
            <text:p>0.000243</text:p>
          </table:table-cell>
          <table:table-cell table:number-columns-repeated="16381"/>
        </table:table-row>
        <table:table-row table:style-name="ro1">
          <table:table-cell office:value-type="float" office:value="860001" table:style-name="ce1">
            <text:p>860001</text:p>
          </table:table-cell>
          <table:table-cell office:value-type="float" office:value="1.97E-3" table:style-name="ce1">
            <text:p>0.00197</text:p>
          </table:table-cell>
          <table:table-cell office:value-type="float" office:value="2.33E-4" table:style-name="ce1">
            <text:p>0.000233</text:p>
          </table:table-cell>
          <table:table-cell table:number-columns-repeated="16381"/>
        </table:table-row>
        <table:table-row table:style-name="ro1">
          <table:table-cell office:value-type="float" office:value="865001" table:style-name="ce1">
            <text:p>865001</text:p>
          </table:table-cell>
          <table:table-cell office:value-type="float" office:value="1.98E-3" table:style-name="ce1">
            <text:p>0.00198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81"/>
        </table:table-row>
        <table:table-row table:style-name="ro1">
          <table:table-cell office:value-type="float" office:value="870001" table:style-name="ce1">
            <text:p>870001</text:p>
          </table:table-cell>
          <table:table-cell office:value-type="float" office:value="2.013E-3" table:style-name="ce1">
            <text:p>0.002013</text:p>
          </table:table-cell>
          <table:table-cell office:value-type="float" office:value="2.6400000000000002E-4" table:style-name="ce1">
            <text:p>0.000264</text:p>
          </table:table-cell>
          <table:table-cell table:number-columns-repeated="16381"/>
        </table:table-row>
        <table:table-row table:style-name="ro1">
          <table:table-cell office:value-type="float" office:value="875001" table:style-name="ce1">
            <text:p>875001</text:p>
          </table:table-cell>
          <table:table-cell office:value-type="float" office:value="2.039E-3" table:style-name="ce1">
            <text:p>0.002039</text:p>
          </table:table-cell>
          <table:table-cell office:value-type="float" office:value="2.4499999999999999E-4" table:style-name="ce1">
            <text:p>0.000245</text:p>
          </table:table-cell>
          <table:table-cell table:number-columns-repeated="16381"/>
        </table:table-row>
        <table:table-row table:style-name="ro1">
          <table:table-cell office:value-type="float" office:value="880001" table:style-name="ce1">
            <text:p>880001</text:p>
          </table:table-cell>
          <table:table-cell office:value-type="float" office:value="2.016E-3" table:style-name="ce1">
            <text:p>0.002016</text:p>
          </table:table-cell>
          <table:table-cell office:value-type="float" office:value="2.5599999999999999E-4" table:style-name="ce1">
            <text:p>0.000256</text:p>
          </table:table-cell>
          <table:table-cell table:number-columns-repeated="16381"/>
        </table:table-row>
        <table:table-row table:style-name="ro1">
          <table:table-cell office:value-type="float" office:value="885001" table:style-name="ce1">
            <text:p>885001</text:p>
          </table:table-cell>
          <table:table-cell office:value-type="float" office:value="2.026E-3" table:style-name="ce1">
            <text:p>0.002026</text:p>
          </table:table-cell>
          <table:table-cell office:value-type="float" office:value="2.3499999999999999E-4" table:style-name="ce1">
            <text:p>0.000235</text:p>
          </table:table-cell>
          <table:table-cell table:number-columns-repeated="16381"/>
        </table:table-row>
        <table:table-row table:style-name="ro1">
          <table:table-cell office:value-type="float" office:value="890001" table:style-name="ce1">
            <text:p>890001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3800000000000001E-4" table:style-name="ce1">
            <text:p>0.000238</text:p>
          </table:table-cell>
          <table:table-cell table:number-columns-repeated="16381"/>
        </table:table-row>
        <table:table-row table:style-name="ro1">
          <table:table-cell office:value-type="float" office:value="895001" table:style-name="ce1">
            <text:p>895001</text:p>
          </table:table-cell>
          <table:table-cell office:value-type="float" office:value="2.078E-3" table:style-name="ce1">
            <text:p>0.002078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81"/>
        </table:table-row>
        <table:table-row table:style-name="ro1">
          <table:table-cell office:value-type="float" office:value="900001" table:style-name="ce1">
            <text:p>900001</text:p>
          </table:table-cell>
          <table:table-cell office:value-type="float" office:value="2.0089999999999999E-3" table:style-name="ce1">
            <text:p>0.002009</text:p>
          </table:table-cell>
          <table:table-cell office:value-type="float" office:value="2.5700000000000001E-4" table:style-name="ce1">
            <text:p>0.000257</text:p>
          </table:table-cell>
          <table:table-cell table:number-columns-repeated="16381"/>
        </table:table-row>
        <table:table-row table:style-name="ro1">
          <table:table-cell office:value-type="float" office:value="905001" table:style-name="ce1">
            <text:p>905001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0900000000000001E-4" table:style-name="ce1">
            <text:p>0.000209</text:p>
          </table:table-cell>
          <table:table-cell table:number-columns-repeated="16381"/>
        </table:table-row>
        <table:table-row table:style-name="ro1">
          <table:table-cell office:value-type="float" office:value="910001" table:style-name="ce1">
            <text:p>910001</text:p>
          </table:table-cell>
          <table:table-cell office:value-type="float" office:value="2.1129999999999999E-3" table:style-name="ce1">
            <text:p>0.002113</text:p>
          </table:table-cell>
          <table:table-cell office:value-type="float" office:value="2.4699999999999999E-4" table:style-name="ce1">
            <text:p>0.000247</text:p>
          </table:table-cell>
          <table:table-cell table:number-columns-repeated="16381"/>
        </table:table-row>
        <table:table-row table:style-name="ro1">
          <table:table-cell office:value-type="float" office:value="915001" table:style-name="ce1">
            <text:p>915001</text:p>
          </table:table-cell>
          <table:table-cell office:value-type="float" office:value="2.0969999999999999E-3" table:style-name="ce1">
            <text:p>0.002097</text:p>
          </table:table-cell>
          <table:table-cell office:value-type="float" office:value="2.8400000000000002E-4" table:style-name="ce1">
            <text:p>0.000284</text:p>
          </table:table-cell>
          <table:table-cell table:number-columns-repeated="16381"/>
        </table:table-row>
        <table:table-row table:style-name="ro1">
          <table:table-cell office:value-type="float" office:value="920001" table:style-name="ce1">
            <text:p>920001</text:p>
          </table:table-cell>
          <table:table-cell office:value-type="float" office:value="2.1429999999999999E-3" table:style-name="ce1">
            <text:p>0.002143</text:p>
          </table:table-cell>
          <table:table-cell office:value-type="float" office:value="2.34E-4" table:style-name="ce1">
            <text:p>0.000234</text:p>
          </table:table-cell>
          <table:table-cell table:number-columns-repeated="16381"/>
        </table:table-row>
        <table:table-row table:style-name="ro1">
          <table:table-cell office:value-type="float" office:value="925001" table:style-name="ce1">
            <text:p>925001</text:p>
          </table:table-cell>
          <table:table-cell office:value-type="float" office:value="2.124E-3" table:style-name="ce1">
            <text:p>0.002124</text:p>
          </table:table-cell>
          <table:table-cell office:value-type="float" office:value="2.6899999999999998E-4" table:style-name="ce1">
            <text:p>0.000269</text:p>
          </table:table-cell>
          <table:table-cell table:number-columns-repeated="16381"/>
        </table:table-row>
        <table:table-row table:style-name="ro1">
          <table:table-cell office:value-type="float" office:value="930001" table:style-name="ce1">
            <text:p>930001</text:p>
          </table:table-cell>
          <table:table-cell office:value-type="float" office:value="2.1359999999999999E-3" table:style-name="ce1">
            <text:p>0.002136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1"/>
        </table:table-row>
        <table:table-row table:style-name="ro1">
          <table:table-cell office:value-type="float" office:value="935001" table:style-name="ce1">
            <text:p>935001</text:p>
          </table:table-cell>
          <table:table-cell office:value-type="float" office:value="2.1489999999999999E-3" table:style-name="ce1">
            <text:p>0.002149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81"/>
        </table:table-row>
        <table:table-row table:style-name="ro1">
          <table:table-cell office:value-type="float" office:value="940001" table:style-name="ce1">
            <text:p>940001</text:p>
          </table:table-cell>
          <table:table-cell office:value-type="float" office:value="2.166E-3" table:style-name="ce1">
            <text:p>0.002166</text:p>
          </table:table-cell>
          <table:table-cell office:value-type="float" office:value="2.33E-4" table:style-name="ce1">
            <text:p>0.000233</text:p>
          </table:table-cell>
          <table:table-cell table:number-columns-repeated="16381"/>
        </table:table-row>
        <table:table-row table:style-name="ro1">
          <table:table-cell office:value-type="float" office:value="945001" table:style-name="ce1">
            <text:p>945001</text:p>
          </table:table-cell>
          <table:table-cell office:value-type="float" office:value="2.1779999999999998E-3" table:style-name="ce1">
            <text:p>0.002178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950001" table:style-name="ce1">
            <text:p>950001</text:p>
          </table:table-cell>
          <table:table-cell office:value-type="float" office:value="2.1840000000000002E-3" table:style-name="ce1">
            <text:p>0.002184</text:p>
          </table:table-cell>
          <table:table-cell office:value-type="float" office:value="2.5999999999999998E-4" table:style-name="ce1">
            <text:p>0.00026</text:p>
          </table:table-cell>
          <table:table-cell table:number-columns-repeated="16381"/>
        </table:table-row>
        <table:table-row table:style-name="ro1">
          <table:table-cell office:value-type="float" office:value="955001" table:style-name="ce1">
            <text:p>955001</text:p>
          </table:table-cell>
          <table:table-cell office:value-type="float" office:value="2.1840000000000002E-3" table:style-name="ce1">
            <text:p>0.002184</text:p>
          </table:table-cell>
          <table:table-cell office:value-type="float" office:value="2.04E-4" table:style-name="ce1">
            <text:p>0.000204</text:p>
          </table:table-cell>
          <table:table-cell table:number-columns-repeated="16381"/>
        </table:table-row>
        <table:table-row table:style-name="ro1">
          <table:table-cell office:value-type="float" office:value="960001" table:style-name="ce1">
            <text:p>960001</text:p>
          </table:table-cell>
          <table:table-cell office:value-type="float" office:value="2.2070000000000002E-3" table:style-name="ce1">
            <text:p>0.002207</text:p>
          </table:table-cell>
          <table:table-cell office:value-type="float" office:value="2.2599999999999999E-4" table:style-name="ce1">
            <text:p>0.000226</text:p>
          </table:table-cell>
          <table:table-cell table:number-columns-repeated="16381"/>
        </table:table-row>
        <table:table-row table:style-name="ro1">
          <table:table-cell office:value-type="float" office:value="965001" table:style-name="ce1">
            <text:p>965001</text:p>
          </table:table-cell>
          <table:table-cell office:value-type="float" office:value="2.2179999999999999E-3" table:style-name="ce1">
            <text:p>0.002218</text:p>
          </table:table-cell>
          <table:table-cell office:value-type="float" office:value="2.7900000000000001E-4" table:style-name="ce1">
            <text:p>0.000279</text:p>
          </table:table-cell>
          <table:table-cell table:number-columns-repeated="16381"/>
        </table:table-row>
        <table:table-row table:style-name="ro1">
          <table:table-cell office:value-type="float" office:value="970001" table:style-name="ce1">
            <text:p>970001</text:p>
          </table:table-cell>
          <table:table-cell office:value-type="float" office:value="2.2369999999999998E-3" table:style-name="ce1">
            <text:p>0.002237</text:p>
          </table:table-cell>
          <table:table-cell office:value-type="float" office:value="2.7799999999999998E-4" table:style-name="ce1">
            <text:p>0.000278</text:p>
          </table:table-cell>
          <table:table-cell table:number-columns-repeated="16381"/>
        </table:table-row>
        <table:table-row table:style-name="ro1">
          <table:table-cell office:value-type="float" office:value="975001" table:style-name="ce1">
            <text:p>975001</text:p>
          </table:table-cell>
          <table:table-cell office:value-type="float" office:value="2.235E-3" table:style-name="ce1">
            <text:p>0.002235</text:p>
          </table:table-cell>
          <table:table-cell office:value-type="float" office:value="2.34E-4" table:style-name="ce1">
            <text:p>0.000234</text:p>
          </table:table-cell>
          <table:table-cell table:number-columns-repeated="16381"/>
        </table:table-row>
        <table:table-row table:style-name="ro1">
          <table:table-cell office:value-type="float" office:value="980001" table:style-name="ce1">
            <text:p>980001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3699999999999999E-4" table:style-name="ce1">
            <text:p>0.000237</text:p>
          </table:table-cell>
          <table:table-cell table:number-columns-repeated="16381"/>
        </table:table-row>
        <table:table-row table:style-name="ro1">
          <table:table-cell office:value-type="float" office:value="985001" table:style-name="ce1">
            <text:p>985001</text:p>
          </table:table-cell>
          <table:table-cell office:value-type="float" office:value="2.2629999999999998E-3" table:style-name="ce1">
            <text:p>0.002263</text:p>
          </table:table-cell>
          <table:table-cell office:value-type="float" office:value="1.9799999999999999E-4" table:style-name="ce1">
            <text:p>0.000198</text:p>
          </table:table-cell>
          <table:table-cell table:number-columns-repeated="16381"/>
        </table:table-row>
        <table:table-row table:style-name="ro1">
          <table:table-cell office:value-type="float" office:value="990001" table:style-name="ce1">
            <text:p>990001</text:p>
          </table:table-cell>
          <table:table-cell office:value-type="float" office:value="2.2750000000000001E-3" table:style-name="ce1">
            <text:p>0.002275</text:p>
          </table:table-cell>
          <table:table-cell office:value-type="float" office:value="2.63E-4" table:style-name="ce1">
            <text:p>0.000263</text:p>
          </table:table-cell>
          <table:table-cell table:number-columns-repeated="16381"/>
        </table:table-row>
        <table:table-row table:style-name="ro1">
          <table:table-cell office:value-type="float" office:value="995001" table:style-name="ce1">
            <text:p>995001</text:p>
          </table:table-cell>
          <table:table-cell office:value-type="float" office:value="2.2790000000000002E-3" table:style-name="ce1">
            <text:p>0.002279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81"/>
        </table:table-row>
        <table:table-row table:number-rows-repeated="1048376" table:style-name="ro1">
          <table:table-cell table:number-columns-repeated="16384"/>
        </table:table-row>
      </table:table>
      <table:table table:name="Fix_n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.0654E-2" table:style-name="ce1">
            <text:p>0.010654</text:p>
          </table:table-cell>
          <table:table-cell office:value-type="float" office:value="3.0899999999999998E-4" table:style-name="ce1">
            <text:p>0.00030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4739999999999998E-3" table:style-name="ce1">
            <text:p>0.009474</text:p>
          </table:table-cell>
          <table:table-cell office:value-type="float" office:value="5.6899999999999995E-4" table:style-name="ce1">
            <text:p>0.00056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469E-3" table:style-name="ce1">
            <text:p>0.009469</text:p>
          </table:table-cell>
          <table:table-cell office:value-type="float" office:value="7.4299999999999995E-4" table:style-name="ce1">
            <text:p>0.00074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.1079999999999998E-3" table:style-name="ce1">
            <text:p>0.009108</text:p>
          </table:table-cell>
          <table:table-cell office:value-type="float" office:value="7.7200000000000001E-4" table:style-name="ce1">
            <text:p>0.000772</text:p>
          </table:table-cell>
          <table:table-cell table:number-columns-repeated="2"/>
          <table:table-cell table:style-name="ce1">
            <draw:frame draw:z-index="1" draw:id="id1" draw:style-name="a1" draw:name="Chart 1" svg:x="0.88194in" svg:y="0.16667in" svg:width="6.88194in" svg:height="4.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2579999999999997E-3" table:style-name="ce1">
            <text:p>0.005258</text:p>
          </table:table-cell>
          <table:table-cell office:value-type="float" office:value="5.7600000000000001E-4" table:style-name="ce1">
            <text:p>0.00057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0260000000000001E-3" table:style-name="ce1">
            <text:p>0.005026</text:p>
          </table:table-cell>
          <table:table-cell office:value-type="float" office:value="7.5100000000000004E-4" table:style-name="ce1">
            <text:p>0.00075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8.9999999999999998E-4" table:style-name="ce1">
            <text:p>0.000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959999999999996E-3" table:style-name="ce1">
            <text:p>0.004996</text:p>
          </table:table-cell>
          <table:table-cell office:value-type="float" office:value="8.3199999999999995E-4" table:style-name="ce1">
            <text:p>0.00083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92E-4" table:style-name="ce1">
            <text:p>0.00089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85E-3" table:style-name="ce1">
            <text:p>0.003385</text:p>
          </table:table-cell>
          <table:table-cell office:value-type="float" office:value="7.5500000000000003E-4" table:style-name="ce1">
            <text:p>0.00075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9390000000000002E-3" table:style-name="ce1">
            <text:p>0.002939</text:p>
          </table:table-cell>
          <table:table-cell office:value-type="float" office:value="7.67E-4" table:style-name="ce1">
            <text:p>0.00076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594E-3" table:style-name="ce1">
            <text:p>0.002594</text:p>
          </table:table-cell>
          <table:table-cell office:value-type="float" office:value="8.0000000000000004E-4" table:style-name="ce1">
            <text:p>0.000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3930000000000002E-3" table:style-name="ce1">
            <text:p>0.002393</text:p>
          </table:table-cell>
          <table:table-cell office:value-type="float" office:value="8.0199999999999998E-4" table:style-name="ce1">
            <text:p>0.00080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8.1700000000000002E-4" table:style-name="ce1">
            <text:p>0.00081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8.4500000000000005E-4" table:style-name="ce1">
            <text:p>0.00084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97E-3" table:style-name="ce1">
            <text:p>0.002297</text:p>
          </table:table-cell>
          <table:table-cell office:value-type="float" office:value="9.2100000000000005E-4" table:style-name="ce1">
            <text:p>0.00092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3089999999999999E-3" table:style-name="ce1">
            <text:p>0.002309</text:p>
          </table:table-cell>
          <table:table-cell office:value-type="float" office:value="1.0120000000000001E-3" table:style-name="ce1">
            <text:p>0.00101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3E-3" table:style-name="ce1">
            <text:p>0.0023</text:p>
          </table:table-cell>
          <table:table-cell office:value-type="float" office:value="1.0089999999999999E-3" table:style-name="ce1">
            <text:p>0.00100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3029999999999999E-3" table:style-name="ce1">
            <text:p>0.002303</text:p>
          </table:table-cell>
          <table:table-cell office:value-type="float" office:value="1.0820000000000001E-3" table:style-name="ce1">
            <text:p>0.00108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3029999999999999E-3" table:style-name="ce1">
            <text:p>0.002303</text:p>
          </table:table-cell>
          <table:table-cell office:value-type="float" office:value="1.134E-3" table:style-name="ce1">
            <text:p>0.00113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3289999999999999E-3" table:style-name="ce1">
            <text:p>0.002329</text:p>
          </table:table-cell>
          <table:table-cell office:value-type="float" office:value="1.2160000000000001E-3" table:style-name="ce1">
            <text:p>0.00121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2650000000000001E-3" table:style-name="ce1">
            <text:p>0.0012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1.3619999999999999E-3" table:style-name="ce1">
            <text:p>0.00136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3140000000000001E-3" table:style-name="ce1">
            <text:p>0.002314</text:p>
          </table:table-cell>
          <table:table-cell office:value-type="float" office:value="1.4369999999999999E-3" table:style-name="ce1">
            <text:p>0.00143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294E-3" table:style-name="ce1">
            <text:p>0.002294</text:p>
          </table:table-cell>
          <table:table-cell office:value-type="float" office:value="1.518E-3" table:style-name="ce1">
            <text:p>0.00151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3210000000000001E-3" table:style-name="ce1">
            <text:p>0.002321</text:p>
          </table:table-cell>
          <table:table-cell office:value-type="float" office:value="1.7390000000000001E-3" table:style-name="ce1">
            <text:p>0.00173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611E-3" table:style-name="ce1">
            <text:p>0.0016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2539999999999999E-3" table:style-name="ce1">
            <text:p>0.002254</text:p>
          </table:table-cell>
          <table:table-cell office:value-type="float" office:value="1.8090000000000001E-3" table:style-name="ce1">
            <text:p>0.00180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2309999999999999E-3" table:style-name="ce1">
            <text:p>0.002231</text:p>
          </table:table-cell>
          <table:table-cell office:value-type="float" office:value="1.9729999999999999E-3" table:style-name="ce1">
            <text:p>0.00197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2.1909999999999998E-3" table:style-name="ce1">
            <text:p>0.00219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333E-3" table:style-name="ce1">
            <text:p>0.002333</text:p>
          </table:table-cell>
          <table:table-cell office:value-type="float" office:value="1.941E-3" table:style-name="ce1">
            <text:p>0.00194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3029999999999999E-3" table:style-name="ce1">
            <text:p>0.002303</text:p>
          </table:table-cell>
          <table:table-cell office:value-type="float" office:value="2.3609999999999998E-3" table:style-name="ce1">
            <text:p>0.00236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3340000000000001E-3" table:style-name="ce1">
            <text:p>0.002334</text:p>
          </table:table-cell>
          <table:table-cell office:value-type="float" office:value="2.5110000000000002E-3" table:style-name="ce1">
            <text:p>0.00251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2889999999999998E-3" table:style-name="ce1">
            <text:p>0.002289</text:p>
          </table:table-cell>
          <table:table-cell office:value-type="float" office:value="2.147E-3" table:style-name="ce1">
            <text:p>0.00214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2690000000000002E-3" table:style-name="ce1">
            <text:p>0.002269</text:p>
          </table:table-cell>
          <table:table-cell office:value-type="float" office:value="2.5669999999999998E-3" table:style-name="ce1">
            <text:p>0.00256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3340000000000001E-3" table:style-name="ce1">
            <text:p>0.002334</text:p>
          </table:table-cell>
          <table:table-cell office:value-type="float" office:value="2.542E-3" table:style-name="ce1">
            <text:p>0.00254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3019999999999998E-3" table:style-name="ce1">
            <text:p>0.002302</text:p>
          </table:table-cell>
          <table:table-cell office:value-type="float" office:value="2.8890000000000001E-3" table:style-name="ce1">
            <text:p>0.00288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2.5969999999999999E-3" table:style-name="ce1">
            <text:p>0.00259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3089999999999999E-3" table:style-name="ce1">
            <text:p>0.002309</text:p>
          </table:table-cell>
          <table:table-cell office:value-type="float" office:value="3.1489999999999999E-3" table:style-name="ce1">
            <text:p>0.00314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3040000000000001E-3" table:style-name="ce1">
            <text:p>0.002304</text:p>
          </table:table-cell>
          <table:table-cell office:value-type="float" office:value="2.6540000000000001E-3" table:style-name="ce1">
            <text:p>0.00265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3089999999999999E-3" table:style-name="ce1">
            <text:p>0.002309</text:p>
          </table:table-cell>
          <table:table-cell office:value-type="float" office:value="2.8709999999999999E-3" table:style-name="ce1">
            <text:p>0.00287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313E-3" table:style-name="ce1">
            <text:p>0.002313</text:p>
          </table:table-cell>
          <table:table-cell office:value-type="float" office:value="3.3279999999999998E-3" table:style-name="ce1">
            <text:p>0.00332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3240000000000001E-3" table:style-name="ce1">
            <text:p>0.002324</text:p>
          </table:table-cell>
          <table:table-cell office:value-type="float" office:value="3.4619999999999998E-3" table:style-name="ce1">
            <text:p>0.003462</text:p>
          </table:table-cell>
          <table:table-cell table:number-columns-repeated="1638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1-28T18:05:25Z</meta:creation-date>
    <dc:date>2022-11-28T16:25:16Z</dc:date>
    <meta:editing-cycles>1</meta:editing-cycles>
    <meta:editing-duration>PT1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72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472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03.0pt" svg:width="547.0pt" chart:style-name="Crt0">
        <chart:title chart:style-name="CT00">
          <text:p text:style-name="a0" text:class-names="" text:cond-style-name="">Fixing n_proc = 3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Fix_n_proc.$A$10:.$A$60"/>
          </chart:axis>
          <chart:axis chart:dimension="y" chart:name="primary-y" chart:style-name="Axs1">
            <chart:title chart:style-name="AT01">
              <text:p text:style-name="a2" text:class-names="" text:cond-style-name="">Time</text:p>
            </chart:title>
            <chart:grid chart:class="major" chart:style-name="GMa1"/>
          </chart:axis>
          <chart:series chart:values-cell-range-address="Fix_n_proc.$B$10:.$B$60" chart:class="chart:line" chart:attached-axis="primary-y" chart:style-name="G0S0">
            <chart:data-point chart:repeated="51"/>
          </chart:series>
          <chart:series chart:values-cell-range-address="Fix_n_proc.$C$10:.$C$60" chart:class="chart:line" chart:attached-axis="primary-y" chart:style-name="G0S1">
            <chart:data-point chart:repeated="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72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472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4.0pt" svg:width="495.5pt" chart:style-name="Crt0">
        <chart:title chart:style-name="CT00">
          <text:p text:style-name="a0" text:class-names="" text:cond-style-name="">Fixing N = 1000000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_proc</text:p>
            </chart:title>
            <chart:categories table:cell-range-address="Fix_n.$A$1:.$A$43"/>
          </chart:axis>
          <chart:axis chart:dimension="y" chart:name="primary-y" chart:style-name="Axs1">
            <chart:title chart:style-name="AT01">
              <text:p text:style-name="a2" text:class-names="" text:cond-style-name="">Time</text:p>
            </chart:title>
            <chart:grid chart:class="major" chart:style-name="GMa1"/>
          </chart:axis>
          <chart:series chart:values-cell-range-address="Fix_n.$B$1:.$B$43" chart:class="chart:line" chart:attached-axis="primary-y" chart:style-name="G0S0">
            <chart:data-point chart:repeated="43"/>
          </chart:series>
          <chart:series chart:values-cell-range-address="Fix_n.$C$1:.$C$43" chart:class="chart:line" chart:attached-axis="primary-y" chart:style-name="G0S1">
            <chart:data-point chart:repeated="4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